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arlow" svg:font-family="Barlow"/>
    <style:font-face style:name="Poppins" svg:font-family="Poppins"/>
    <style:font-face style:name="Poppins Black" svg:font-family="'Poppins Black'"/>
    <style:font-face style:name="Poppins ExtraBold" svg:font-family="'Poppins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202331" draw:stroke-linejoin="round" draw:fill="none"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26cm" svg:stroke-color="#20233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20233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TWO_5f_COLUMNS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TWO_5f_COLUMNS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7" style:family="presentation" style:parent-style-name="TITLE_5f_AND_5f_TWO_5f_COLUMNS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9" style:family="presentation" style:parent-style-name="SECTION_5f_HEADER-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TWO_5f_COLUMNS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TWO_5f_COLUMNS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AND_5f_TWO_5f_COLUMNS_5f_1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MAIN_5f_POIN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4" style:family="presentation" style:parent-style-name="MAIN_5f_POIN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_5f_1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6" style:family="presentation" style:parent-style-name="BLANK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7" style:family="presentation" style:parent-style-name="BLANK_5f_1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10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CUSTOM_5f_10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0" style:family="presentation" style:parent-style-name="CUSTOM_5f_10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5pt"/>
    </style:style>
    <style:style style:name="P3" style:family="paragraph">
      <loext:graphic-properties draw:fill="none"/>
      <style:paragraph-properties fo:text-align="start" style:font-independent-line-spacing="true"/>
      <style:text-properties fo:font-size="43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6pt"/>
    </style:style>
    <style:style style:name="P8" style:family="paragraph">
      <loext:graphic-properties draw:fill="none" draw:fill-color="#ffffff"/>
      <style:paragraph-properties fo:text-align="start" style:font-independent-line-spacing="true"/>
      <style:text-properties fo:font-size="12pt"/>
    </style:style>
    <style:style style:name="P9" style:family="paragraph">
      <loext:graphic-properties draw:fill="none" draw:fill-color="#ffffff"/>
      <style:paragraph-properties fo:text-align="start" style:font-independent-line-spacing="true"/>
      <style:text-properties fo:font-size="20pt"/>
    </style:style>
    <style:style style:name="P10" style:family="paragraph">
      <loext:graphic-properties draw:fill="solid" draw:fill-color="#ffffff"/>
      <style:paragraph-properties fo:text-align="start" style:font-independent-line-spacing="true"/>
      <style:text-properties fo:font-size="14pt"/>
    </style:style>
    <style:style style:name="P11" style:family="paragraph">
      <loext:graphic-properties draw:fill="solid" draw:fill-color="#202331"/>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34pt"/>
    </style:style>
    <style:style style:name="P14" style:family="paragraph">
      <loext:graphic-properties draw:fill="none"/>
      <style:paragraph-properties fo:text-align="start" style:font-independent-line-spacing="true"/>
      <style:text-properties fo:font-size="41pt"/>
    </style:style>
    <style:style style:name="P15" style:family="paragraph">
      <loext:graphic-properties draw:fill="none"/>
      <style:paragraph-properties fo:text-align="start" style:font-independent-line-spacing="true"/>
      <style:text-properties fo:font-size="52pt"/>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30pt"/>
    </style:style>
    <style:style style:name="P18"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P19" style:family="paragraph">
      <style:paragraph-properties fo:margin-left="1.27cm" fo:margin-right="0cm" fo:margin-top="0.106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202331" style:text-line-through-style="none" style:text-line-through-type="none" style:text-position="0% 100%" style:font-name="Barlow" fo:font-size="15pt" fo:letter-spacing="normal" fo:font-style="normal" style:text-underline-style="none" fo:font-weight="normal" style:font-name-asian="Barlow" style:font-size-asian="15pt" style:font-style-asian="normal" style:font-weight-asian="normal" style:font-name-complex="Barlow" style:font-size-complex="15pt" style:font-style-complex="normal" style:font-weight-complex="normal"/>
    </style:style>
    <style:style style:name="T2" style:family="text">
      <style:text-properties fo:font-variant="normal" fo:text-transform="none" fo:color="#202331" style:text-line-through-style="none" style:text-line-through-type="none" style:text-position="0% 100%" style:font-name="Poppins Black" fo:font-size="43pt" fo:letter-spacing="normal" fo:font-style="normal" style:text-underline-style="none" fo:font-weight="normal" style:font-name-asian="Poppins Black" style:font-size-asian="43pt" style:font-style-asian="normal" style:font-weight-asian="normal" style:font-name-complex="Poppins Black" style:font-size-complex="43pt" style:font-style-complex="normal" style:font-weight-complex="normal"/>
    </style:style>
    <style:style style:name="T3" style:family="text">
      <style:text-properties fo:font-variant="normal" fo:text-transform="none" fo:color="#202331" style:text-line-through-style="none" style:text-line-through-type="none" style:text-position="0% 100%" style:font-name="Poppins Black" fo:font-size="26pt" fo:letter-spacing="normal" fo:font-style="normal" style:text-underline-style="none" fo:font-weight="normal" style:font-name-asian="Poppins Black" style:font-size-asian="26pt" style:font-style-asian="normal" style:font-weight-asian="normal" style:font-name-complex="Poppins Black" style:font-size-complex="26pt" style:font-style-complex="normal" style:font-weight-complex="normal"/>
    </style:style>
    <style:style style:name="T4" style:family="text">
      <style:text-properties fo:font-variant="normal" fo:text-transform="none" fo:color="#202331" style:text-line-through-style="none" style:text-line-through-type="none" style:text-position="0% 100%" style:font-name="Poppins" fo:font-size="12pt" fo:letter-spacing="normal" fo:font-style="normal" style:text-underline-style="none" fo:font-weight="normal" style:font-name-asian="Poppins" style:font-size-asian="12pt" style:font-style-asian="normal" style:font-weight-asian="normal" style:font-name-complex="Poppins" style:font-size-complex="12pt" style:font-style-complex="normal" style:font-weight-complex="normal"/>
    </style:style>
    <style:style style:name="T5" style:family="text">
      <style:text-properties fo:font-variant="normal" fo:text-transform="none" fo:color="#202331" style:text-line-through-style="none" style:text-line-through-type="none" style:text-position="0% 100%" style:font-name="Poppins" fo:font-size="11pt" fo:letter-spacing="normal" fo:font-style="normal" style:text-underline-style="none" fo:font-weight="normal" style:font-name-asian="Poppins" style:font-size-asian="11pt" style:font-style-asian="normal" style:font-weight-asian="normal" style:font-name-complex="Poppins" style:font-size-complex="11pt" style:font-style-complex="normal" style:font-weight-complex="normal"/>
    </style:style>
    <style:style style:name="T6" style:family="text">
      <style:text-properties fo:font-variant="normal" fo:text-transform="none" fo:color="#202331" style:text-line-through-style="none" style:text-line-through-type="none" style:text-position="0% 100%" style:font-name="Poppins ExtraBold" fo:font-size="20pt" fo:letter-spacing="normal" fo:font-style="normal" style:text-underline-style="none" fo:font-weight="normal" style:font-name-asian="Poppins ExtraBold" style:font-size-asian="20pt" style:font-style-asian="normal" style:font-weight-asian="normal" style:font-name-complex="Poppins ExtraBold" style:font-size-complex="20pt" style:font-style-complex="normal" style:font-weight-complex="normal"/>
    </style:style>
    <style:style style:name="T7" style:family="text">
      <style:text-properties fo:font-variant="normal" fo:text-transform="none" fo:color="#202331" style:text-line-through-style="none" style:text-line-through-type="none" style:text-position="0% 100%" style:font-name="Poppins Black" fo:font-size="34pt" fo:letter-spacing="normal" fo:font-style="normal" style:text-underline-style="none" fo:font-weight="normal" style:font-name-asian="Poppins Black" style:font-size-asian="34pt" style:font-style-asian="normal" style:font-weight-asian="normal" style:font-name-complex="Poppins Black" style:font-size-complex="34pt" style:font-style-complex="normal" style:font-weight-complex="normal"/>
    </style:style>
    <style:style style:name="T8" style:family="text">
      <style:text-properties fo:font-variant="normal" fo:text-transform="none" fo:color="#202331" style:text-line-through-style="none" style:text-line-through-type="none" style:text-position="0% 100%" style:font-name="Poppins" fo:font-size="41pt" fo:letter-spacing="normal" fo:font-style="normal" style:text-underline-style="none" fo:font-weight="normal" style:font-name-asian="Poppins" style:font-size-asian="41pt" style:font-style-asian="normal" style:font-weight-asian="normal" style:font-name-complex="Poppins" style:font-size-complex="41pt" style:font-style-complex="normal" style:font-weight-complex="normal"/>
    </style:style>
    <style:style style:name="T9" style:family="text">
      <style:text-properties fo:font-variant="normal" fo:text-transform="none" fo:color="#202331" style:text-line-through-style="none" style:text-line-through-type="none" style:text-position="0% 100%" style:font-name="Barlow" fo:font-size="12pt" fo:letter-spacing="normal" fo:font-style="normal" style:text-underline-style="none" fo:font-weight="normal" style:font-name-asian="Barlow" style:font-size-asian="12pt" style:font-style-asian="normal" style:font-weight-asian="normal" style:font-name-complex="Barlow" style:font-size-complex="12pt" style:font-style-complex="normal" style:font-weight-complex="normal"/>
    </style:style>
    <style:style style:name="T10" style:family="text">
      <style:text-properties fo:font-variant="normal" fo:text-transform="none" fo:color="#202331" style:text-line-through-style="none" style:text-line-through-type="none" style:text-position="0% 100%" style:font-name="Poppins Black" fo:font-size="52pt" fo:letter-spacing="normal" fo:font-style="normal" style:text-underline-style="none" fo:font-weight="normal" style:font-name-asian="Poppins Black" style:font-size-asian="52pt" style:font-style-asian="normal" style:font-weight-asian="normal" style:font-name-complex="Poppins Black" style:font-size-complex="52pt" style:font-style-complex="normal" style:font-weight-complex="normal"/>
    </style:style>
    <style:style style:name="T11" style:family="text">
      <style:text-properties fo:font-variant="normal" fo:text-transform="none" fo:color="#202331" style:text-line-through-style="none" style:text-line-through-type="none" style:text-position="0% 100%" style:font-name="Poppins Black" fo:font-size="22pt" fo:letter-spacing="normal" fo:font-style="normal" style:text-underline-style="none" fo:font-weight="normal" style:font-name-asian="Poppins Black" style:font-size-asian="22pt" style:font-style-asian="normal" style:font-weight-asian="normal" style:font-name-complex="Poppins Black" style:font-size-complex="22pt" style:font-style-complex="normal" style:font-weight-complex="normal"/>
    </style:style>
    <style:style style:name="T12" style:family="text">
      <style:text-properties fo:font-variant="normal" fo:text-transform="none" fo:color="#202331" style:text-line-through-style="none" style:text-line-through-type="none" style:text-position="0% 100%" style:font-name="Barlow" fo:font-size="30pt" fo:letter-spacing="normal" fo:font-style="normal" style:text-underline-style="none" fo:font-weight="normal" style:font-name-asian="Barlow" style:font-size-asian="30pt" style:font-style-asian="normal" style:font-weight-asian="normal" style:font-name-complex="Barlow" style:font-size-complex="30pt" style:font-style-complex="normal" style:font-weight-complex="normal"/>
    </style:style>
    <style:style style:name="T13" style:family="text">
      <style:text-properties fo:font-variant="normal" fo:text-transform="none" fo:color="#202331" style:text-line-through-style="none" style:text-line-through-type="none" style:text-position="0% 100%" style:font-name="Poppins Black" fo:font-size="21pt" fo:letter-spacing="normal" fo:font-style="normal" style:text-underline-style="none" fo:font-weight="normal" style:font-name-asian="Poppins Black" style:font-size-asian="21pt" style:font-style-asian="normal" style:font-weight-asian="normal" style:font-name-complex="Poppins Black" style:font-size-complex="21pt" style:font-style-complex="normal" style:font-weight-complex="normal"/>
    </style:style>
    <style:style style:name="T14" style:family="text">
      <style:text-properties fo:font-variant="normal" fo:text-transform="none" fo:color="#202331" style:text-line-through-style="none" style:text-line-through-type="none" style:text-position="0% 100%" style:font-name="Poppins ExtraBold" fo:font-size="17pt" fo:letter-spacing="normal" fo:font-style="normal" style:text-underline-style="solid" style:text-underline-width="auto" style:text-underline-color="font-color" fo:font-weight="normal" style:font-name-asian="Poppins ExtraBold" style:font-size-asian="17pt" style:font-style-asian="normal" style:font-weight-asian="normal" style:font-name-complex="Poppins ExtraBold" style:font-size-complex="17pt" style:font-style-complex="normal" style:font-weight-complex="normal"/>
    </style:style>
    <text:list-style style:name="L1">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8f4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8f4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24cm" text:min-label-width="0.846cm"/>
        <style:text-properties style:font-name="Barlow" fo:color="#20233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424cm" text:min-label-width="0.846cm"/>
        <style:text-properties fo:color="#2023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52;p33" presentation:style-name="pr1" draw:text-style-name="P2" draw:layer="layout" svg:width="17.653cm" svg:height="1.075cm" svg:x="3.873cm" svg:y="8.496cm" presentation:class="subtitle" presentation:user-transformed="true">
          <draw:text-box>
            <text:p text:style-name="P1"><text:span text:style-name="T1">Dušan Mirčić, Luna Rančić</text:span></text:p>
          </draw:text-box>
        </draw:frame>
        <draw:frame draw:name="Google Shape;753;p33" presentation:style-name="pr2" draw:text-style-name="P3" draw:layer="layout" svg:width="17.653cm" svg:height="4.472cm" svg:x="3.873cm" svg:y="3.979cm" presentation:class="title" presentation:user-transformed="true">
          <draw:text-box>
            <text:p text:style-name="P1"><text:span text:style-name="T2">Fuzzy rule placement using evolutionary algorithms</text:span></text:p>
          </draw:text-box>
        </draw:frame>
        <draw:g draw:name="Google Shape;754;p33">
          <draw:g draw:name="Google Shape;755;p33">
            <draw:custom-shape draw:name="Google Shape;756;p33" draw:style-name="gr1" draw:text-style-name="P4" draw:layer="layout" svg:width="4.241cm" svg:height="0.001cm" draw:transform="rotate (-3.14159265358979) translate (26.031cm 10.759cm)">
              <text:p/>
              <draw:enhanced-geometry draw:mirror-horizontal="false" draw:mirror-vertical="false" svg:viewBox="0 0 21600 21600" draw:type="mso-spt32" draw:enhanced-path="M 0 0 L 21600 21600 N"/>
            </draw:custom-shape>
            <draw:custom-shape draw:name="Google Shape;757;p33" draw:style-name="gr2" draw:text-style-name="P5" draw:layer="layout" svg:width="0.126cm" svg:height="0.126cm" draw:transform="rotate (-3.14159265358979) translate (21.804cm 10.822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58;p33">
            <draw:custom-shape draw:name="Google Shape;759;p33" draw:style-name="gr1" draw:text-style-name="P4" draw:layer="layout" svg:width="4.213cm" svg:height="0.325cm" draw:transform="rotate (-3.14159265358979) translate (26.666cm 10.482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760;p33" draw:style-name="gr2" draw:text-style-name="P5" draw:layer="layout" svg:width="0.122cm" svg:height="0.122cm" draw:transform="rotate (-3.14159265358979) translate (22.452cm 10.227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61;p33">
            <draw:custom-shape draw:name="Google Shape;762;p33" draw:style-name="gr1" draw:text-style-name="P4" draw:layer="layout" svg:width="8.4cm" svg:height="0.225cm" draw:transform="rotate (-3.14159265358979) translate (27.034cm 11.408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763;p33" draw:style-name="gr2" draw:text-style-name="P5" draw:layer="layout" svg:width="0.126cm" svg:height="0.126cm" draw:transform="rotate (-3.14159265358979) translate (18.633cm 11.466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64;p33">
            <draw:custom-shape draw:name="Google Shape;765;p33" draw:style-name="gr1" draw:text-style-name="P4" draw:layer="layout" svg:width="8.25cm" svg:height="0.001cm" draw:transform="rotate (-3.14159265358979) translate (28.332cm 11.781cm)">
              <text:p/>
              <draw:enhanced-geometry draw:mirror-horizontal="false" draw:mirror-vertical="false" svg:viewBox="0 0 21600 21600" draw:type="mso-spt32" draw:enhanced-path="M 0 0 L 21600 21600 N"/>
            </draw:custom-shape>
            <draw:custom-shape draw:name="Google Shape;766;p33" draw:style-name="gr2" draw:text-style-name="P5" draw:layer="layout" svg:width="0.126cm" svg:height="0.126cm" draw:transform="rotate (-3.14159265358979) translate (20.096cm 11.845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767;p33">
          <draw:g draw:name="Google Shape;768;p33">
            <draw:custom-shape draw:name="Google Shape;769;p33" draw:style-name="gr1" draw:text-style-name="P4" draw:layer="layout" svg:width="4.241cm" svg:height="0.001cm" svg:x="-1.759cm" svg:y="4.909cm">
              <text:p/>
              <draw:enhanced-geometry draw:mirror-horizontal="false" draw:mirror-vertical="false" svg:viewBox="0 0 21600 21600" draw:type="mso-spt32" draw:enhanced-path="M 0 0 L 21600 21600 N"/>
            </draw:custom-shape>
            <draw:custom-shape draw:name="Google Shape;770;p33" draw:style-name="gr2" draw:text-style-name="P5" draw:layer="layout" svg:width="0.126cm" svg:height="0.126cm" svg:x="2.467cm" svg:y="4.845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1;p33">
            <draw:custom-shape draw:name="Google Shape;772;p33" draw:style-name="gr1" draw:text-style-name="P4" draw:layer="layout" svg:width="4.213cm" svg:height="0.325cm" svg:x="-2.864cm" svg:y="5.211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773;p33" draw:style-name="gr2" draw:text-style-name="P5" draw:layer="layout" svg:width="0.122cm" svg:height="0.122cm" svg:x="1.35cm" svg:y="5.466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4;p33">
            <draw:custom-shape draw:name="Google Shape;775;p33" draw:style-name="gr1" draw:text-style-name="P4" draw:layer="layout" svg:width="8.4cm" svg:height="0.225cm" svg:x="-4.712cm" svg:y="4.26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776;p33" draw:style-name="gr2" draw:text-style-name="P5" draw:layer="layout" svg:width="0.126cm" svg:height="0.126cm" svg:x="3.689cm" svg:y="4.201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77;p33">
            <draw:custom-shape draw:name="Google Shape;778;p33" draw:style-name="gr1" draw:text-style-name="P4" draw:layer="layout" svg:width="7.867cm" svg:height="0.567cm" svg:x="-3.115cm" svg:y="3.014cm">
              <text:p/>
              <draw:enhanced-geometry draw:mirror-horizontal="fals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779;p33" draw:style-name="gr2" draw:text-style-name="P5" draw:layer="layout" svg:width="0.126cm" svg:height="0.126cm" svg:x="4.752cm" svg:y="3.509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0;p33">
            <draw:custom-shape draw:name="Google Shape;781;p33" draw:style-name="gr1" draw:text-style-name="P4" draw:layer="layout" svg:width="6.616cm" svg:height="0.451cm" svg:x="-3.115cm" svg:y="2.689cm">
              <text:p/>
              <draw:enhanced-geometry draw:mirror-horizontal="fals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782;p33" draw:style-name="gr2" draw:text-style-name="P5" draw:layer="layout" svg:width="0.134cm" svg:height="0.134cm" svg:x="3.502cm" svg:y="3.069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783;p33">
            <draw:custom-shape draw:name="Google Shape;784;p33" draw:style-name="gr1" draw:text-style-name="P4" draw:layer="layout" svg:width="8.25cm" svg:height="0.001cm" svg:x="-3.074cm" svg:y="3.886cm">
              <text:p/>
              <draw:enhanced-geometry draw:mirror-horizontal="false" draw:mirror-vertical="false" svg:viewBox="0 0 21600 21600" draw:type="mso-spt32" draw:enhanced-path="M 0 0 L 21600 21600 N"/>
            </draw:custom-shape>
            <draw:custom-shape draw:name="Google Shape;785;p33" draw:style-name="gr2" draw:text-style-name="P5" draw:layer="layout" svg:width="0.126cm" svg:height="0.126cm" svg:x="5.161cm" svg:y="3.823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draw:style-name="dp2">
          <draw:page-thumbnail draw:name="Google Shape;749;g4dfce81f19_0_45:notes" draw:style-name="gr3" draw:layer="layout" svg:width="16.932cm" svg:height="9.524cm" svg:x="1.059cm" svg:y="1.905cm" draw:page-number="1" presentation:class="page"/>
          <draw:frame draw:name="Google Shape;750;g4dfce81f19_0_45:notes" presentation:style-name="pr3" draw:text-style-name="P6" draw:layer="layout" svg:width="15.239cm" svg:height="11.429cm" svg:x="1.905cm" svg:y="12.065cm" presentation:class="notes" presentation:placeholder="true" presentation:user-transformed="true">
            <draw:text-box/>
          </draw:frame>
        </presentation:notes>
      </draw:page>
      <draw:page draw:name="Kombinovane metode" draw:style-name="dp1" draw:master-page-name="TITLE_5f_AND_5f_TWO_5f_COLUMNS_5f_1">
        <draw:frame draw:name="Google Shape;790;p34" presentation:style-name="pr4" draw:text-style-name="P7" draw:layer="layout" svg:width="21.399cm" svg:height="1.59cm" svg:x="2cm" svg:y="1.236cm" presentation:class="title" presentation:user-transformed="true">
          <draw:text-box>
            <text:p text:style-name="P1"><text:span text:style-name="T3">Kombinovane metode</text:span></text:p>
          </draw:text-box>
        </draw:frame>
        <draw:frame draw:name="Google Shape;791;p34" presentation:style-name="pr5" draw:text-style-name="P8" draw:layer="layout" svg:width="7.042cm" svg:height="4.492cm" svg:x="13.525cm" svg:y="6.981cm" presentation:class="subtitle" presentation:user-transformed="true">
          <draw:text-box>
            <text:p text:style-name="P1"><text:span text:style-name="T4">Optimizacione tehnike inspirisane prirodnim procesima evolucije, koje koriste princip selekcije, mutacije i rekombinacije da bi pronašle optimalna rešenja kompleksnih problema.</text:span></text:p>
          </draw:text-box>
        </draw:frame>
        <draw:frame draw:name="Google Shape;792;p34" presentation:style-name="pr5" draw:text-style-name="P8" draw:layer="layout" svg:width="7.042cm" svg:height="4.492cm" svg:x="4.832cm" svg:y="6.981cm" presentation:class="subtitle" presentation:user-transformed="true">
          <draw:text-box>
            <text:p text:style-name="P1"><text:span text:style-name="T5">Metoda koja omogućava obradu nepreciznih i neodređenih informacija, koristeći kontinualne vrednosti pripadnosti umesto binarnih (tačno/ne-tačno) izjava, što omogućava bolje modeliranje složenih realnih sistema i ljudskog razmišljanja.</text:span></text:p>
          </draw:text-box>
        </draw:frame>
        <draw:frame draw:name="Google Shape;793;p34" presentation:style-name="pr6" draw:text-style-name="P9" draw:layer="layout" svg:width="7.042cm" svg:height="1.552cm" svg:x="4.832cm" svg:y="5.659cm" presentation:class="subtitle" presentation:user-transformed="true">
          <draw:text-box>
            <text:p text:style-name="P1"><text:span text:style-name="T6">Fuzzy logika</text:span></text:p>
          </draw:text-box>
        </draw:frame>
        <draw:frame draw:name="Google Shape;794;p34" presentation:style-name="pr6" draw:text-style-name="P9" draw:layer="layout" svg:width="7.612cm" svg:height="1.552cm" svg:x="13.525cm" svg:y="5.659cm" presentation:class="subtitle" presentation:user-transformed="true">
          <draw:text-box>
            <text:p text:style-name="P1"><text:span text:style-name="T6">Genetski algoritmi</text:span></text:p>
          </draw:text-box>
        </draw:frame>
        <draw:custom-shape draw:name="Google Shape;795;p34" draw:style-name="gr4" draw:text-style-name="P10" draw:layer="layout" svg:width="1.574cm" svg:height="1.574cm" svg:x="7.566cm" svg:y="4.16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6;p34" draw:style-name="gr4" draw:text-style-name="P10" draw:layer="layout" svg:width="1.574cm" svg:height="1.574cm" svg:x="16.259cm" svg:y="4.16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p34" draw:style-name="gr5" draw:text-style-name="P11" draw:layer="layout" svg:width="0.948cm" svg:height="0.94cm" svg:x="16.572cm" svg:y="4.484cm">
          <text:p text:style-name="P12"/>
          <draw:enhanced-geometry draw:mirror-horizontal="false" draw:mirror-vertical="false" drawooo:sub-view-size="13667 13556" draw:text-areas="0 0 ?f0 ?f1" svg:viewBox="0 0 0 0" draw:type="ooxml-non-primitive" draw:enhanced-path="M 7857 3499 C 8037 3556 8216 3639 8382 3722 L 8382 4329 C 8216 4220 8037 4137 7857 4067 L 7857 3499 Z M 7330 2434 L 7330 7304 6267 7304 6267 2434 Z M 7857 4648 C 8050 4731 8229 4854 8382 4993 L 8382 7304 7857 7304 7857 4648 Z M 9972 525 L 9972 7304 8923 7304 8923 525 Z M 12628 4343 L 12628 7304 11562 7304 11562 4343 Z M 5740 4648 L 5740 7304 5587 7304 C 5451 7304 5338 7400 5311 7539 5298 7705 5421 7841 5574 7841 L 8936 7841 C 8535 8645 7718 9156 6805 9156 4289 9143 3512 5767 5740 4648 Z M 3804 9365 C 3927 9515 4066 9654 4219 9780 L 3844 10165 3416 9737 3804 9365 Z M 5740 3499 L 5740 4067 C 4621 4495 3887 5574 3887 6776 3910 8622 5374 9676 6841 9676 7925 9676 9011 9100 9517 7841 L 10085 7841 C 9627 9252 8312 10222 6805 10222 2891 10165 2048 4744 5740 3499 Z M 3031 10095 L 3486 10554 1288 12904 C 1213 12985 1102 13023 990 13023 873 13023 755 12982 677 12904 524 12751 511 12449 677 12296 L 3031 10095 Z M 8657 1 C 8508 1 8382 110 8382 263 L 8382 3124 C 8216 3058 8037 3002 7857 2945 L 7857 2172 C 7857 2019 7745 1909 7595 1909 L 6002 1909 C 5852 1909 5740 2019 5740 2172 L 5740 2945 C 3167 3639 2005 6749 3472 8950 L 305 11921 C 126 12087 27 12323 13 12572 0 13098 446 13556 953 13556 967 13556 982 13555 996 13554 1258 13554 1494 13458 1660 13279 L 4634 10112 C 5292 10551 6033 10753 6766 10753 8480 10753 10152 9644 10636 7841 L 13322 7841 C 13667 7828 13667 7317 13322 7304 L 13156 7304 13156 4080 C 13156 3928 13043 3818 12890 3818 L 11300 3818 C 11147 3818 11038 3928 11038 4080 L 11038 7304 10513 7304 10513 263 C 10513 110 10387 1 10234 1 Z N">
            <draw:equation draw:name="f0" draw:formula="logwidth"/>
            <draw:equation draw:name="f1" draw:formula="logheight"/>
          </draw:enhanced-geometry>
        </draw:custom-shape>
        <draw:custom-shape draw:name="Google Shape;798;p34" draw:style-name="gr5" draw:text-style-name="P11" draw:layer="layout" svg:width="0.977cm" svg:height="0.845cm" svg:x="7.864cm" svg:y="4.531cm">
          <text:p text:style-name="P12"/>
          <draw:enhanced-geometry draw:mirror-horizontal="false" draw:mirror-vertical="false" drawooo:sub-view-size="14082 12181" draw:text-areas="0 0 ?f0 ?f1" svg:viewBox="0 0 0 0" draw:type="ooxml-non-primitive" draw:enhanced-path="M 3252 539 C 4005 539 4759 625 5285 798 5810 964 5976 1143 5976 1213 5700 1711 4067 1877 3250 1877 3223 1877 3195 1877 3165 1877 2339 1877 794 1694 528 1213 528 1143 694 964 1219 798 1745 625 2498 539 3252 539 Z M 5989 1903 L 5989 2707 C 5711 3199 4184 3371 3357 3371 3326 3371 3296 3371 3267 3370 3239 3371 3210 3371 3180 3371 2340 3371 808 3188 541 2707 L 541 1903 C 1177 2243 2221 2414 3265 2414 4309 2414 5353 2243 5989 1903 Z M 5989 3397 L 5989 4200 C 5711 4693 4184 4865 3357 4865 3326 4865 3296 4865 3267 4864 3237 4865 3206 4865 3174 4865 2333 4865 807 4693 541 4200 L 541 3397 C 1177 3737 2221 3907 3265 3907 4309 3907 5353 3737 5989 3397 Z M 5989 4891 L 5989 5694 C 5713 6205 4053 6371 3267 6371 2463 6371 804 6205 541 5694 L 541 4891 C 1177 5231 2221 5401 3265 5401 4309 5401 5353 5231 5989 4891 Z M 8176 9249 C 8701 9263 8701 10023 8176 10036 7954 10036 7775 9870 7775 9651 7775 9429 7954 9249 8176 9249 Z M 8209 7546 C 8909 7546 9613 7834 10112 8459 10164 8521 10238 8554 10319 8554 10347 8554 10375 8550 10404 8542 10513 8506 10624 8489 10733 8489 11329 8489 11879 8990 11868 9621 11868 9774 11994 9887 12147 9887 13309 9927 13309 11613 12147 11656 L 5604 11656 C 4538 11630 4412 10119 5451 9900 L 7290 9900 C 7432 10350 7803 10561 8172 10561 8631 10561 9088 10236 9103 9638 9088 9045 8627 8717 8166 8717 7798 8717 7431 8925 7290 9372 L 5770 9372 C 6086 8213 7143 7546 8209 7546 Z M 3258 0 C 1640 0 22 404 0 1213 L 0 5707 C 0 6484 1507 6856 3001 6899 L 3001 9638 C 3001 9787 3114 9900 3267 9900 L 4512 9900 C 3781 10809 4449 12181 5600 12181 5606 12181 5611 12181 5617 12181 L 12160 12181 C 13889 12141 14082 9721 12409 9389 12298 8570 11565 7957 10759 7957 10650 7957 10540 7968 10430 7991 9818 7322 9011 7014 8213 7014 6867 7014 5545 7888 5215 9372 L 3529 9372 3529 6899 C 5023 6856 6517 6484 6517 5707 L 6517 1213 C 6495 404 4877 0 3258 0 Z N">
            <draw:equation draw:name="f0" draw:formula="logwidth"/>
            <draw:equation draw:name="f1" draw:formula="logheight"/>
          </draw:enhanced-geometry>
        </draw:custom-shape>
        <presentation:notes draw:style-name="dp2">
          <draw:page-thumbnail draw:name="Google Shape;787;g54dda1946d_6_332:notes" draw:style-name="gr3" draw:layer="layout" svg:width="16.932cm" svg:height="9.524cm" svg:x="1.059cm" svg:y="1.905cm" draw:page-number="2" presentation:class="page"/>
          <draw:frame draw:name="Google Shape;788;g54dda1946d_6_332:notes" presentation:style-name="pr7" draw:text-style-name="P6" draw:layer="layout" svg:width="15.239cm" svg:height="11.429cm" svg:x="1.905cm" svg:y="12.065cm" presentation:class="notes" presentation:placeholder="true" presentation:user-transformed="true">
            <draw:text-box/>
          </draw:frame>
        </presentation:notes>
      </draw:page>
      <draw:page draw:name="01" draw:style-name="dp1" draw:master-page-name="SECTION_5f_HEADER">
        <draw:frame draw:name="Google Shape;803;p35" presentation:style-name="pr8" draw:text-style-name="P13" draw:layer="layout" svg:width="14.305cm" svg:height="4.197cm" svg:x="5.792cm" svg:y="4.347cm" presentation:class="title" presentation:user-transformed="true">
          <draw:text-box>
            <text:p text:style-name="P12"><text:span text:style-name="T7">Evolutivni pristup</text:span></text:p>
          </draw:text-box>
        </draw:frame>
        <draw:frame draw:name="Google Shape;804;p35" presentation:style-name="pr8" draw:text-style-name="P14" draw:layer="layout" svg:width="2.691cm" svg:height="4.197cm" svg:x="2.917cm" svg:y="4.347cm" presentation:class="title" presentation:user-transformed="true">
          <draw:text-box>
            <text:p text:style-name="P1"><text:span text:style-name="T8">01</text:span></text:p>
          </draw:text-box>
        </draw:frame>
        <draw:g draw:name="Google Shape;805;p35">
          <draw:g draw:name="Google Shape;806;p35">
            <draw:custom-shape draw:name="Google Shape;807;p35" draw:style-name="gr1" draw:text-style-name="P4" draw:layer="layout" svg:width="4.241cm" svg:height="0.001cm" svg:x="21.624cm" svg:y="12.967cm">
              <text:p/>
              <draw:enhanced-geometry draw:mirror-horizontal="true" draw:mirror-vertical="false" svg:viewBox="0 0 21600 21600" draw:type="mso-spt32" draw:enhanced-path="M 0 0 L 21600 21600 N"/>
            </draw:custom-shape>
            <draw:custom-shape draw:name="Google Shape;808;p35" draw:style-name="gr2" draw:text-style-name="P5" draw:layer="layout" svg:width="0.126cm" svg:height="0.126cm" svg:x="21.515cm" svg:y="12.903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09;p35">
            <draw:custom-shape draw:name="Google Shape;810;p35" draw:style-name="gr1" draw:text-style-name="P4" draw:layer="layout" svg:width="4.213cm" svg:height="0.325cm" svg:x="22.758cm" svg:y="13.269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811;p35" draw:style-name="gr2" draw:text-style-name="P5" draw:layer="layout" svg:width="0.122cm" svg:height="0.122cm" svg:x="22.637cm" svg:y="13.524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12;p35">
            <draw:custom-shape draw:name="Google Shape;813;p35" draw:style-name="gr1" draw:text-style-name="P4" draw:layer="layout" svg:width="8.4cm" svg:height="0.225cm" svg:x="20.42cm" svg:y="12.318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814;p35" draw:style-name="gr2" draw:text-style-name="P5" draw:layer="layout" svg:width="0.126cm" svg:height="0.126cm" svg:x="20.293cm" svg:y="12.259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15;p35">
            <draw:custom-shape draw:name="Google Shape;816;p35" draw:style-name="gr1" draw:text-style-name="P4" draw:layer="layout" svg:width="7.867cm" svg:height="0.567cm" svg:x="19.355cm" svg:y="11.072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817;p35" draw:style-name="gr2" draw:text-style-name="P5" draw:layer="layout" svg:width="0.126cm" svg:height="0.126cm" svg:x="19.23cm" svg:y="11.567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18;p35">
            <draw:custom-shape draw:name="Google Shape;819;p35" draw:style-name="gr1" draw:text-style-name="P4" draw:layer="layout" svg:width="6.617cm" svg:height="0.451cm" svg:x="20.605cm" svg:y="10.747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820;p35" draw:style-name="gr2" draw:text-style-name="P5" draw:layer="layout" svg:width="0.134cm" svg:height="0.134cm" svg:x="20.472cm" svg:y="11.127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21;p35">
            <draw:custom-shape draw:name="Google Shape;822;p35" draw:style-name="gr1" draw:text-style-name="P4" draw:layer="layout" svg:width="8.25cm" svg:height="0.001cm" svg:x="18.933cm" svg:y="11.944cm">
              <text:p/>
              <draw:enhanced-geometry draw:mirror-horizontal="true" draw:mirror-vertical="false" svg:viewBox="0 0 21600 21600" draw:type="mso-spt32" draw:enhanced-path="M 0 0 L 21600 21600 N"/>
            </draw:custom-shape>
            <draw:custom-shape draw:name="Google Shape;823;p35" draw:style-name="gr2" draw:text-style-name="P5" draw:layer="layout" svg:width="0.126cm" svg:height="0.126cm" svg:x="18.822cm" svg:y="11.881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draw:style-name="dp2">
          <draw:page-thumbnail draw:name="Google Shape;800;g54dda1946d_6_308:notes" draw:style-name="gr3" draw:layer="layout" svg:width="16.932cm" svg:height="9.524cm" svg:x="1.059cm" svg:y="1.905cm" draw:page-number="3" presentation:class="page"/>
          <draw:frame draw:name="Google Shape;801;g54dda1946d_6_308:notes" presentation:style-name="pr9" draw:text-style-name="P6" draw:layer="layout" svg:width="15.239cm" svg:height="11.429cm" svg:x="1.905cm" svg:y="12.065cm" presentation:class="notes" presentation:placeholder="true" presentation:user-transformed="true">
            <draw:text-box/>
          </draw:frame>
        </presentation:notes>
      </draw:page>
      <draw:page draw:name="Koraci genetskog algoritma" draw:style-name="dp1" draw:master-page-name="TITLE_5f_AND_5f_TWO_5f_COLUMNS_5f_1_5f_1">
        <draw:frame draw:name="Google Shape;828;p36" presentation:style-name="pr10" draw:text-style-name="P7" draw:layer="layout" svg:width="21.399cm" svg:height="1.59cm" svg:x="2cm" svg:y="1.236cm" presentation:class="title" presentation:user-transformed="true">
          <draw:text-box>
            <text:p text:style-name="P1"><text:span text:style-name="T3">Koraci genetskog algoritma</text:span></text:p>
          </draw:text-box>
        </draw:frame>
        <draw:frame draw:name="Google Shape;829;p36" presentation:style-name="pr11" draw:text-style-name="P8" draw:layer="layout" svg:width="8.446cm" svg:height="5.842cm" svg:x="13.209cm" svg:y="4.632cm" presentation:class="subtitle" presentation:user-transformed="true">
          <draw:text-box>
            <text:p text:style-name="P12"><text:span text:style-name="T9">Ostatak nove populacije se popunjava tako sto se bira iz selekcije metodom turnira</text:span></text:p>
            <text:p text:style-name="P12"><text:span text:style-name="T9"/></text:p>
            <text:p text:style-name="P12"><text:span text:style-name="T9">Njihovim ukrstanjem dobijamo decu (svako dete ima neku verovatnocu za mutaciju)</text:span></text:p>
            <text:p text:style-name="P12"><text:span text:style-name="T9"/></text:p>
            <text:p text:style-name="P12"><text:span text:style-name="T9">Kod nas su mutacije brisanje dodavanja ili izmena nekog pravila </text:span></text:p>
            <text:p text:style-name="P12"><text:span text:style-name="T9"/></text:p>
            <text:p text:style-name="P12"><text:span text:style-name="T9">Dobijenoj deci se racuna fitness i integrisu se u populaciju</text:span></text:p>
            <text:p text:style-name="P12"><text:span text:style-name="T9"/></text:p>
            <text:p text:style-name="P12"><text:span text:style-name="T9">Crossover gena</text:span></text:p>
          </draw:text-box>
        </draw:frame>
        <draw:frame draw:name="Google Shape;830;p36" presentation:style-name="pr11" draw:text-style-name="P8" draw:layer="layout" svg:width="8.446cm" svg:height="5.842cm" svg:x="3.745cm" svg:y="4.632cm" presentation:class="subtitle" presentation:user-transformed="true">
          <draw:text-box>
            <text:p text:style-name="P12"><text:span text:style-name="T9">Inicijalizacija populacije, stvaramo potpuno nasumicne jedinke sa jednim pravilom</text:span></text:p>
            <text:p text:style-name="P12"><text:span text:style-name="T9"/></text:p>
            <text:p text:style-name="P12"><text:span text:style-name="T9">Za svaku jedinku se racuna fitness na skupu podataka za treniranje</text:span></text:p>
            <text:p text:style-name="P12"><text:span text:style-name="T9"/></text:p>
            <text:p text:style-name="P12"><text:span text:style-name="T9">Jedinke se sortiraju</text:span></text:p>
            <text:p text:style-name="P12"><text:span text:style-name="T9"/></text:p>
            <text:p text:style-name="P12"><text:span text:style-name="T9">Izdvoji se najboljih [elitizam] broj jedinki</text:span></text:p>
            <text:p text:style-name="P12"><text:span text:style-name="T9"/></text:p>
            <text:p text:style-name="P12"><text:span text:style-name="T9">Koristeci najbolje jedinke, formira se nova populacija</text:span></text:p>
            <text:p text:style-name="P12"><text:span text:style-name="T9"/></text:p>
          </draw:text-box>
        </draw:frame>
        <presentation:notes draw:style-name="dp2">
          <draw:page-thumbnail draw:name="Google Shape;825;g14072739ea5_12_0:notes" draw:style-name="gr3" draw:layer="layout" svg:width="16.932cm" svg:height="9.524cm" svg:x="1.059cm" svg:y="1.905cm" draw:page-number="4" presentation:class="page"/>
          <draw:frame draw:name="Google Shape;826;g14072739ea5_12_0:notes" presentation:style-name="pr12" draw:text-style-name="P6" draw:layer="layout" svg:width="15.239cm" svg:height="11.429cm" svg:x="1.905cm" svg:y="12.065cm" presentation:class="notes" presentation:placeholder="true" presentation:user-transformed="true">
            <draw:text-box/>
          </draw:frame>
        </presentation:notes>
      </draw:page>
      <draw:page draw:name="[0,1,1,0,0,2,1]" draw:style-name="dp1" draw:master-page-name="MAIN_5f_POINT">
        <draw:frame draw:name="Google Shape;835;p37" presentation:style-name="pr13" draw:text-style-name="P15" draw:layer="layout" svg:width="15.574cm" svg:height="5.194cm" svg:x="4.913cm" svg:y="3.663cm" presentation:class="title" presentation:user-transformed="true">
          <draw:text-box>
            <text:p text:style-name="P1"><text:span text:style-name="T10">[0,1,1,0,0,2,1]</text:span></text:p>
          </draw:text-box>
        </draw:frame>
        <draw:custom-shape draw:name="Google Shape;836;p37" draw:style-name="gr6" draw:text-style-name="P5" draw:layer="layout" svg:width="9.654cm" svg:height="2.371cm" svg:x="14.609cm" svg:y="9.872cm">
          <text:p text:style-name="P16"><text:span text:style-name="T11">PRIMER JEDINKE SA JEDNIM GEN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4dda1946d_6_377:notes" draw:style-name="gr3" draw:layer="layout" svg:width="16.932cm" svg:height="9.524cm" svg:x="1.059cm" svg:y="1.905cm" draw:page-number="5" presentation:class="page"/>
          <draw:frame draw:name="Google Shape;833;g54dda1946d_6_377:notes" presentation:style-name="pr14" draw:text-style-name="P6" draw:layer="layout" svg:width="15.239cm" svg:height="11.429cm" svg:x="1.905cm" svg:y="12.065cm" presentation:class="notes" presentation:placeholder="true" presentation:user-transformed="true">
            <draw:text-box/>
          </draw:frame>
        </presentation:notes>
      </draw:page>
      <draw:page draw:name="PRIMER JEDINKE SA 2 GENA" draw:style-name="dp1" draw:master-page-name="BLANK_5f_1_5f_1">
        <draw:frame draw:name="Google Shape;841;p38" presentation:style-name="pr15" draw:text-style-name="P17" draw:layer="layout" svg:width="24.127cm" svg:height="5.175cm" svg:x="0.669cm" svg:y="3.005cm" presentation:class="subtitle" presentation:user-transformed="true">
          <draw:text-box>
            <text:p text:style-name="P1"><text:span text:style-name="T10">[0,1,1,0,0,1,1,0,1,1,0,0,2,1]</text:span></text:p>
            <text:p text:style-name="P16"><text:span text:style-name="T12"/></text:p>
          </draw:text-box>
        </draw:frame>
        <draw:frame draw:name="Google Shape;842;p38" presentation:style-name="pr16" draw:text-style-name="P7" draw:layer="layout" svg:width="17.511cm" svg:height="1.837cm" svg:x="7.285cm" svg:y="9.908cm" presentation:class="title" presentation:user-transformed="true">
          <draw:text-box>
            <text:p text:style-name="P16"><text:span text:style-name="T13">PRIMER JEDINKE SA 2 GENA</text:span></text:p>
          </draw:text-box>
        </draw:frame>
        <draw:g draw:name="Google Shape;843;p38">
          <draw:g draw:name="Google Shape;844;p38">
            <draw:custom-shape draw:name="Google Shape;845;p38" draw:style-name="gr1" draw:text-style-name="P4" draw:layer="layout" svg:width="4.241cm" svg:height="0.001cm" svg:x="-1.916cm" svg:y="10.061cm">
              <text:p/>
              <draw:enhanced-geometry draw:mirror-horizontal="false" draw:mirror-vertical="true" svg:viewBox="0 0 21600 21600" draw:type="mso-spt32" draw:enhanced-path="M 0 0 L 21600 21600 N"/>
            </draw:custom-shape>
            <draw:custom-shape draw:name="Google Shape;846;p38" draw:style-name="gr2" draw:text-style-name="P5" draw:layer="layout" svg:width="0.126cm" svg:height="0.126cm" svg:x="2.31cm" svg:y="10cm">
              <text:p text:style-name="P12"/>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47;p38">
            <draw:custom-shape draw:name="Google Shape;848;p38" draw:style-name="gr1" draw:text-style-name="P4" draw:layer="layout" svg:width="4.213cm" svg:height="0.325cm" svg:x="-2.851cm" svg:y="9.247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849;p38" draw:style-name="gr2" draw:text-style-name="P5" draw:layer="layout" svg:width="0.122cm" svg:height="0.122cm" svg:x="1.363cm" svg:y="9.196cm">
              <text:p text:style-name="P12"/>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50;p38">
            <draw:custom-shape draw:name="Google Shape;851;p38" draw:style-name="gr1" draw:text-style-name="P4" draw:layer="layout" svg:width="8.4cm" svg:height="0.225cm" svg:x="-3.662cm" svg:y="10.484cm">
              <text:p/>
              <draw:enhanced-geometry draw:mirror-horizontal="false" draw:mirror-vertical="tru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852;p38" draw:style-name="gr2" draw:text-style-name="P5" draw:layer="layout" svg:width="0.126cm" svg:height="0.126cm" svg:x="4.739cm" svg:y="10.644cm">
              <text:p text:style-name="P12"/>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53;p38">
            <draw:custom-shape draw:name="Google Shape;854;p38" draw:style-name="gr1" draw:text-style-name="P4" draw:layer="layout" svg:width="8.25cm" svg:height="0.001cm" svg:x="-4.291cm" svg:y="11.084cm">
              <text:p/>
              <draw:enhanced-geometry draw:mirror-horizontal="false" draw:mirror-vertical="true" svg:viewBox="0 0 21600 21600" draw:type="mso-spt32" draw:enhanced-path="M 0 0 L 21600 21600 N"/>
            </draw:custom-shape>
            <draw:custom-shape draw:name="Google Shape;855;p38" draw:style-name="gr2" draw:text-style-name="P5" draw:layer="layout" svg:width="0.126cm" svg:height="0.126cm" svg:x="3.944cm" svg:y="11.022cm">
              <text:p text:style-name="P12"/>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856;p38">
          <draw:g draw:name="Google Shape;857;p38">
            <draw:custom-shape draw:name="Google Shape;858;p38" draw:style-name="gr1" draw:text-style-name="P4" draw:layer="layout" svg:width="7.867cm" svg:height="0.567cm" draw:transform="rotate (-3.14159265358979) translate (28.233cm 2.704cm)">
              <text:p/>
              <draw:enhanced-geometry draw:mirror-horizontal="fals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859;p38" draw:style-name="gr2" draw:text-style-name="P5" draw:layer="layout" svg:width="0.126cm" svg:height="0.126cm" draw:transform="rotate (-3.14159265358979) translate (20.365cm 2.21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60;p38">
            <draw:custom-shape draw:name="Google Shape;861;p38" draw:style-name="gr1" draw:text-style-name="P4" draw:layer="layout" svg:width="6.617cm" svg:height="0.451cm" draw:transform="rotate (-3.14159265358979) translate (28.233cm 3.03cm)">
              <text:p/>
              <draw:enhanced-geometry draw:mirror-horizontal="fals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862;p38" draw:style-name="gr2" draw:text-style-name="P5" draw:layer="layout" svg:width="0.134cm" svg:height="0.134cm" draw:transform="rotate (-3.14159265358979) translate (21.615cm 2.65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63;p38">
            <draw:custom-shape draw:name="Google Shape;864;p38" draw:style-name="gr1" draw:text-style-name="P4" draw:layer="layout" svg:width="8.605cm" svg:height="0.001cm" draw:transform="rotate (-3.14159265358979) translate (31.62cm 3.525cm)">
              <text:p/>
              <draw:enhanced-geometry draw:mirror-horizontal="false" draw:mirror-vertical="false" svg:viewBox="0 0 21600 21600" draw:type="mso-spt32" draw:enhanced-path="M 0 0 L 21600 21600 N"/>
            </draw:custom-shape>
            <draw:custom-shape draw:name="Google Shape;865;p38" draw:style-name="gr2" draw:text-style-name="P5" draw:layer="layout" svg:width="0.126cm" svg:height="0.126cm" draw:transform="rotate (-3.14159265358979) translate (23.023cm 3.588cm)">
              <text:p text:style-name="P12"/>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866;p38">
            <draw:custom-shape draw:name="Google Shape;867;p38" draw:style-name="gr1" draw:text-style-name="P4" draw:layer="layout" svg:width="8.25cm" svg:height="0.001cm" svg:x="24.643cm" svg:y="2.146cm">
              <text:p/>
              <draw:enhanced-geometry draw:mirror-horizontal="true" draw:mirror-vertical="false" svg:viewBox="0 0 21600 21600" draw:type="mso-spt32" draw:enhanced-path="M 0 0 L 21600 21600 N"/>
            </draw:custom-shape>
            <draw:custom-shape draw:name="Google Shape;868;p38" draw:style-name="gr2" draw:text-style-name="P5" draw:layer="layout" svg:width="0.126cm" svg:height="0.126cm" svg:x="24.532cm" svg:y="2.083cm">
              <text:p text:style-name="P12"/>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presentation:notes draw:style-name="dp2">
          <draw:page-thumbnail draw:name="Google Shape;838;g54ff9c4cb4_3_5:notes" draw:style-name="gr3" draw:layer="layout" svg:width="16.932cm" svg:height="9.524cm" svg:x="1.059cm" svg:y="1.905cm" draw:page-number="6" presentation:class="page"/>
          <draw:frame draw:name="Google Shape;839;g54ff9c4cb4_3_5:notes" presentation:style-name="pr17" draw:text-style-name="P6" draw:layer="layout" svg:width="15.239cm" svg:height="11.429cm" svg:x="1.905cm" svg:y="12.065cm" presentation:class="notes" presentation:placeholder="true" presentation:user-transformed="true">
            <draw:text-box/>
          </draw:frame>
        </presentation:notes>
      </draw:page>
      <draw:page draw:name="RESURSI" draw:style-name="dp1" draw:master-page-name="CUSTOM_5f_10_5f_1">
        <draw:frame draw:name="Google Shape;873;p39" presentation:style-name="pr18" draw:text-style-name="P7" draw:layer="layout" svg:width="21.399cm" svg:height="1.59cm" svg:x="2cm" svg:y="1.236cm" presentation:class="title" presentation:user-transformed="true">
          <draw:text-box>
            <text:p text:style-name="P1"><text:span text:style-name="T3">RESURSI</text:span></text:p>
          </draw:text-box>
        </draw:frame>
        <draw:frame draw:name="Google Shape;874;p39" presentation:style-name="pr19" draw:text-style-name="P8" draw:layer="layout" svg:width="9.472cm" svg:height="7.966cm" svg:x="7.963cm" svg:y="2.259cm" presentation:class="subtitle" presentation:user-transformed="true">
          <draw:text-box>
            <text:p text:style-name="P18"><text:span text:style-name="T9"/></text:p>
            <text:p text:style-name="P18"><text:span text:style-name="T14">Knjige</text:span></text:p>
            <text:list text:style-name="L13">
              <text:list-item>
                <text:p text:style-name="P18"><text:span text:style-name="T9">Computational Intelligence: An Introduction</text:span></text:p>
              </text:list-item>
            </text:list>
            <text:p text:style-name="P19"><text:span text:style-name="T9"/></text:p>
            <text:list text:continue-numbering="true" text:style-name="L13">
              <text:list-item>
                <text:p text:style-name="P18"><text:span text:style-name="T9">Fuzzy Logic Applications in Computer Science and Mathematics</text:span></text:p>
              </text:list-item>
            </text:list>
            <text:p text:style-name="P19"><text:span text:style-name="T9"/></text:p>
            <text:list text:continue-numbering="true" text:style-name="L13">
              <text:list-item>
                <text:p text:style-name="P18"><text:span text:style-name="T9">Fusion of Neural Networks, Fuzzy Sets, and Genetic Algorithms: Industrial Applications</text:span></text:p>
              </text:list-item>
            </text:list>
            <text:p text:style-name="P19"><text:span text:style-name="T9"/></text:p>
            <text:list text:continue-numbering="true" text:style-name="L13">
              <text:list-item>
                <text:p text:style-name="P18"><text:span text:style-name="T9">Genetic fuzzy systems: evolutionary tuning and learning of fuzzy knowledge bases</text:span></text:p>
              </text:list-item>
            </text:list>
            <text:p text:style-name="P19"><text:span text:style-name="T9"/></text:p>
            <text:list text:continue-numbering="true" text:style-name="L13">
              <text:list-item>
                <text:p text:style-name="P18"><text:span text:style-name="T9">Genetic algorithms and fuzzy multiobjective optimization</text:span></text:p>
              </text:list-item>
            </text:list>
          </draw:text-box>
        </draw:frame>
        <presentation:notes draw:style-name="dp2">
          <draw:page-thumbnail draw:name="Google Shape;870;g51b1a71d38_3_0:notes" draw:style-name="gr3" draw:layer="layout" svg:width="16.932cm" svg:height="9.524cm" svg:x="1.059cm" svg:y="1.905cm" draw:page-number="7" presentation:class="page"/>
          <draw:frame draw:name="Google Shape;871;g51b1a71d38_3_0:notes" presentation:style-name="pr2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arlow" svg:font-family="Barlow"/>
    <style:font-face style:name="Poppins" svg:font-family="Poppins"/>
    <style:font-face style:name="Poppins Black" svg:font-family="'Poppins Black'"/>
    <style:font-face style:name="Poppins ExtraBold" svg:font-family="'Poppins Extra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8f4f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8f4f4"/>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8f4f4"/>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background" style:display-name="TITLE_AND_TWO_COLUMNS_1_1-background" style:family="presentation">
      <style:graphic-properties draw:stroke="none" draw:fill="solid" draw:fill-color="#f8f4f4"/>
      <style:text-properties style:letter-kerning="true"/>
    </style:style>
    <style:style style:name="TITLE_5f_AND_5f_TWO_5f_COLUMNS_5f_1_5f_1-backgroundobjects" style:display-name="TITLE_AND_TWO_COLUMNS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notes" style:display-name="TITLE_AND_TWO_COLUMNS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outline1" style:display-name="TITLE_AND_TWO_COLUMNS_1_1-outline1" style:family="presentation">
      <style:graphic-properties draw:stroke="none" draw:fill="none" draw:auto-grow-height="false" draw:fit-to-size="shrink-to-fit" style:shrink-to-fit="true">
        <text:list-style style:name="TITLE_5f_AND_5f_TWO_5f_COLUMNS_5f_1_5f_1-outline1" style:display-name="TITLE_AND_TWO_COLUMNS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outline2" style:display-name="TITLE_AND_TWO_COLUMNS_1_1-outline2" style:family="presentation" style:parent-style-name="TITLE_5f_AND_5f_TWO_5f_COLUMNS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3" style:display-name="TITLE_AND_TWO_COLUMNS_1_1-outline3" style:family="presentation" style:parent-style-name="TITLE_5f_AND_5f_TWO_5f_COLUMNS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4" style:display-name="TITLE_AND_TWO_COLUMNS_1_1-outline4" style:family="presentation" style:parent-style-name="TITLE_5f_AND_5f_TWO_5f_COLUMNS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outline5" style:display-name="TITLE_AND_TWO_COLUMNS_1_1-outline5" style:family="presentation" style:parent-style-name="TITLE_5f_AND_5f_TWO_5f_COLUMNS_5f_1_5f_1-outline4">
      <style:paragraph-properties fo:margin-top="0.1cm" fo:margin-bottom="0cm"/>
      <style:text-properties fo:font-size="20pt" style:font-size-asian="20pt" style:font-size-complex="20pt"/>
    </style:style>
    <style:style style:name="TITLE_5f_AND_5f_TWO_5f_COLUMNS_5f_1_5f_1-outline6" style:display-name="TITLE_AND_TWO_COLUMNS_1_1-outline6" style:family="presentation" style:parent-style-name="TITLE_5f_AND_5f_TWO_5f_COLUMNS_5f_1_5f_1-outline5">
      <style:paragraph-properties fo:margin-top="0.1cm" fo:margin-bottom="0cm"/>
      <style:text-properties fo:font-size="20pt" style:font-size-asian="20pt" style:font-size-complex="20pt"/>
    </style:style>
    <style:style style:name="TITLE_5f_AND_5f_TWO_5f_COLUMNS_5f_1_5f_1-outline7" style:display-name="TITLE_AND_TWO_COLUMNS_1_1-outline7" style:family="presentation" style:parent-style-name="TITLE_5f_AND_5f_TWO_5f_COLUMNS_5f_1_5f_1-outline6">
      <style:paragraph-properties fo:margin-top="0.1cm" fo:margin-bottom="0cm"/>
      <style:text-properties fo:font-size="20pt" style:font-size-asian="20pt" style:font-size-complex="20pt"/>
    </style:style>
    <style:style style:name="TITLE_5f_AND_5f_TWO_5f_COLUMNS_5f_1_5f_1-outline8" style:display-name="TITLE_AND_TWO_COLUMNS_1_1-outline8" style:family="presentation" style:parent-style-name="TITLE_5f_AND_5f_TWO_5f_COLUMNS_5f_1_5f_1-outline7">
      <style:paragraph-properties fo:margin-top="0.1cm" fo:margin-bottom="0cm"/>
      <style:text-properties fo:font-size="20pt" style:font-size-asian="20pt" style:font-size-complex="20pt"/>
    </style:style>
    <style:style style:name="TITLE_5f_AND_5f_TWO_5f_COLUMNS_5f_1_5f_1-outline9" style:display-name="TITLE_AND_TWO_COLUMNS_1_1-outline9" style:family="presentation" style:parent-style-name="TITLE_5f_AND_5f_TWO_5f_COLUMNS_5f_1_5f_1-outline8">
      <style:paragraph-properties fo:margin-top="0.1cm" fo:margin-bottom="0cm"/>
      <style:text-properties fo:font-size="20pt" style:font-size-asian="20pt" style:font-size-complex="20pt"/>
    </style:style>
    <style:style style:name="TITLE_5f_AND_5f_TWO_5f_COLUMNS_5f_1_5f_1-subtitle" style:display-name="TITLE_AND_TWO_COLUMNS_1_1-subtitle" style:family="presentation">
      <style:graphic-properties draw:stroke="none" draw:fill="none" draw:textarea-vertical-align="middle">
        <text:list-style style:name="TITLE_5f_AND_5f_TWO_5f_COLUMNS_5f_1_5f_1-subtitle" style:display-name="TITLE_AND_TWO_COLUMNS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title" style:display-name="TITLE_AND_TWO_COLUMNS_1_1-title" style:family="presentation">
      <style:graphic-properties draw:stroke="none" draw:fill="none" draw:textarea-vertical-align="middle">
        <text:list-style style:name="TITLE_5f_AND_5f_TWO_5f_COLUMNS_5f_1_5f_1-title" style:display-name="TITLE_AND_TWO_COLUMNS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8f4f4"/>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8f4f4"/>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1-background" style:display-name="CUSTOM_10_1-background" style:family="presentation">
      <style:graphic-properties draw:stroke="none" draw:fill="solid" draw:fill-color="#f8f4f4"/>
      <style:text-properties style:letter-kerning="true"/>
    </style:style>
    <style:style style:name="CUSTOM_5f_10_5f_1-backgroundobjects" style:display-name="CUSTOM_10_1-backgroundobjects" style:family="presentation">
      <style:graphic-properties draw:textarea-horizontal-align="justify" draw:shadow="hidden" draw:shadow-offset-x="0.2cm" draw:shadow-offset-y="0.2cm" draw:shadow-color="#808080"/>
      <style:text-properties style:letter-kerning="true"/>
    </style:style>
    <style:style style:name="CUSTOM_5f_10_5f_1-notes" style:display-name="CUSTOM_10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outline1" style:display-name="CUSTOM_10_1-outline1" style:family="presentation">
      <style:graphic-properties draw:stroke="none" draw:fill="none" draw:auto-grow-height="false" draw:fit-to-size="shrink-to-fit" style:shrink-to-fit="true">
        <text:list-style style:name="CUSTOM_5f_10_5f_1-outline1" style:display-name="CUSTOM_1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0_5f_1-outline2" style:display-name="CUSTOM_10_1-outline2" style:family="presentation" style:parent-style-name="CUSTOM_5f_10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outline3" style:display-name="CUSTOM_10_1-outline3" style:family="presentation" style:parent-style-name="CUSTOM_5f_10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outline4" style:display-name="CUSTOM_10_1-outline4" style:family="presentation" style:parent-style-name="CUSTOM_5f_10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0_5f_1-outline5" style:display-name="CUSTOM_10_1-outline5" style:family="presentation" style:parent-style-name="CUSTOM_5f_10_5f_1-outline4">
      <style:paragraph-properties fo:margin-top="0.1cm" fo:margin-bottom="0cm"/>
      <style:text-properties fo:font-size="20pt" style:font-size-asian="20pt" style:font-size-complex="20pt"/>
    </style:style>
    <style:style style:name="CUSTOM_5f_10_5f_1-outline6" style:display-name="CUSTOM_10_1-outline6" style:family="presentation" style:parent-style-name="CUSTOM_5f_10_5f_1-outline5">
      <style:paragraph-properties fo:margin-top="0.1cm" fo:margin-bottom="0cm"/>
      <style:text-properties fo:font-size="20pt" style:font-size-asian="20pt" style:font-size-complex="20pt"/>
    </style:style>
    <style:style style:name="CUSTOM_5f_10_5f_1-outline7" style:display-name="CUSTOM_10_1-outline7" style:family="presentation" style:parent-style-name="CUSTOM_5f_10_5f_1-outline6">
      <style:paragraph-properties fo:margin-top="0.1cm" fo:margin-bottom="0cm"/>
      <style:text-properties fo:font-size="20pt" style:font-size-asian="20pt" style:font-size-complex="20pt"/>
    </style:style>
    <style:style style:name="CUSTOM_5f_10_5f_1-outline8" style:display-name="CUSTOM_10_1-outline8" style:family="presentation" style:parent-style-name="CUSTOM_5f_10_5f_1-outline7">
      <style:paragraph-properties fo:margin-top="0.1cm" fo:margin-bottom="0cm"/>
      <style:text-properties fo:font-size="20pt" style:font-size-asian="20pt" style:font-size-complex="20pt"/>
    </style:style>
    <style:style style:name="CUSTOM_5f_10_5f_1-outline9" style:display-name="CUSTOM_10_1-outline9" style:family="presentation" style:parent-style-name="CUSTOM_5f_10_5f_1-outline8">
      <style:paragraph-properties fo:margin-top="0.1cm" fo:margin-bottom="0cm"/>
      <style:text-properties fo:font-size="20pt" style:font-size-asian="20pt" style:font-size-complex="20pt"/>
    </style:style>
    <style:style style:name="CUSTOM_5f_10_5f_1-subtitle" style:display-name="CUSTOM_10_1-subtitle" style:family="presentation">
      <style:graphic-properties draw:stroke="none" draw:fill="none" draw:textarea-vertical-align="middle">
        <text:list-style style:name="CUSTOM_5f_10_5f_1-subtitle" style:display-name="CUSTOM_10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title" style:display-name="CUSTOM_10_1-title" style:family="presentation">
      <style:graphic-properties draw:stroke="none" draw:fill="none" draw:textarea-vertical-align="middle">
        <text:list-style style:name="CUSTOM_5f_10_5f_1-title" style:display-name="CUSTOM_10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8f4f4"/>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b539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bbbe9"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202331"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26cm" svg:stroke-color="#20233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_5f_1-backgroundobjects">
      <style:graphic-properties draw:stroke="none" draw:fill="none" draw:fill-color="#ffffff" draw:auto-grow-height="false" fo:min-height="1.27cm"/>
    </style:style>
    <style:style style:name="Mpr4" style:family="presentation" style:parent-style-name="TITLE_5f_AND_5f_TWO_5f_COLUMNS_5f_1-backgroundobjects">
      <style:graphic-properties draw:stroke="none" draw:fill="none" draw:fill-color="#ffffff" draw:textarea-vertical-align="bottom" draw:auto-grow-height="false" fo:min-height="1.27cm"/>
    </style:style>
    <style:style style:name="Mpr5"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Mpr6" style:family="presentation" style:parent-style-name="SECTION_5f_HEADER-backgroundobjects">
      <style:graphic-properties draw:stroke="none" draw:fill="none" draw:fill-color="#ffffff" draw:auto-grow-height="false" fo:min-height="1.27cm"/>
    </style:style>
    <style:style style:name="Mpr7" style:family="presentation" style:parent-style-name="SECTION_5f_HEADER-backgroundobjects">
      <style:graphic-properties draw:stroke="none" draw:fill="none" draw:fill-color="#ffffff" draw:textarea-vertical-align="bottom" draw:auto-grow-height="false" fo:min-height="1.27cm"/>
    </style:style>
    <style:style style:name="Mpr8" style:family="presentation" style:parent-style-name="TITLE_5f_AND_5f_TWO_5f_COLUMNS_5f_1_5f_1-backgroundobjects">
      <style:graphic-properties draw:stroke="none" draw:fill="none" draw:fill-color="#ffffff" draw:auto-grow-height="false" fo:min-height="1.27cm"/>
    </style:style>
    <style:style style:name="Mpr9" style:family="presentation" style:parent-style-name="TITLE_5f_AND_5f_TWO_5f_COLUMNS_5f_1_5f_1-backgroundobjects">
      <style:graphic-properties draw:stroke="none" draw:fill="none" draw:fill-color="#ffffff" draw:textarea-vertical-align="bottom" draw:auto-grow-height="false" fo:min-height="1.27cm"/>
    </style:style>
    <style:style style:name="Mpr10" style:family="presentation" style:parent-style-name="MAIN_5f_POINT-backgroundobjects">
      <style:graphic-properties draw:stroke="none" draw:fill="none" draw:fill-color="#ffffff" draw:auto-grow-height="false" fo:min-height="1.27cm"/>
    </style:style>
    <style:style style:name="Mpr11" style:family="presentation" style:parent-style-name="MAIN_5f_POINT-backgroundobjects">
      <style:graphic-properties draw:stroke="none" draw:fill="none" draw:fill-color="#ffffff" draw:textarea-vertical-align="bottom" draw:auto-grow-height="false" fo:min-height="1.27cm"/>
    </style:style>
    <style:style style:name="Mpr12" style:family="presentation" style:parent-style-name="BLANK_5f_1_5f_1-backgroundobjects">
      <style:graphic-properties draw:stroke="none" draw:fill="none" draw:fill-color="#ffffff" draw:auto-grow-height="false" fo:min-height="1.27cm"/>
    </style:style>
    <style:style style:name="Mpr13" style:family="presentation" style:parent-style-name="BLANK_5f_1_5f_1-backgroundobjects">
      <style:graphic-properties draw:stroke="none" draw:fill="none" draw:fill-color="#ffffff" draw:textarea-vertical-align="bottom" draw:auto-grow-height="false" fo:min-height="1.27cm"/>
    </style:style>
    <style:style style:name="Mpr14" style:family="presentation" style:parent-style-name="CUSTOM_5f_10_5f_1-backgroundobjects">
      <style:graphic-properties draw:stroke="none" draw:fill="none" draw:fill-color="#ffffff" draw:auto-grow-height="false" fo:min-height="1.27cm"/>
    </style:style>
    <style:style style:name="Mpr15" style:family="presentation" style:parent-style-name="CUSTOM_5f_10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9%"/>
      <style:paragraph-properties fo:text-align="start" style:font-independent-line-spacing="true"/>
      <style:text-properties fo:font-size="14pt"/>
    </style:style>
    <style:style style:name="MP6" style:family="paragraph">
      <loext:graphic-properties draw:fill="solid" draw:fill-color="#0b5394"/>
      <style:paragraph-properties fo:text-align="start" style:font-independent-line-spacing="true"/>
      <style:text-properties fo:font-size="14pt"/>
    </style:style>
    <style:style style:name="MP7" style:family="paragraph">
      <loext:graphic-properties draw:fill="solid" draw:fill-color="#1bbbe9"/>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non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ext-properties fo:font-size="41pt"/>
    </style:style>
    <style:style style:name="MP11" style:family="paragraph">
      <loext:graphic-properties draw:fill="none"/>
      <style:paragraph-properties fo:text-align="start" style:font-independent-line-spacing="true"/>
      <style:text-properties fo:font-size="41pt"/>
    </style:style>
    <style:style style:name="MT1" style:family="text">
      <style:text-properties fo:font-variant="normal" fo:text-transform="none" fo:color="#202331" style:text-line-through-style="none" style:text-line-through-type="none" style:text-position="0% 100%" style:font-name="Poppins" fo:font-size="41pt" fo:letter-spacing="normal" fo:font-style="normal" style:text-underline-style="none" fo:font-weight="normal" style:font-name-asian="Poppins" style:font-size-asian="41pt" style:font-style-asian="normal" style:font-weight-asian="normal" style:font-name-complex="Poppins" style:font-size-complex="4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8f4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9;p2">
        <draw:custom-shape draw:name="Google Shape;10;p2" draw:style-name="Mgr3" draw:text-style-name="MP5" draw:layer="layout" svg:width="9.778cm" svg:height="5.115cm" draw:transform="rotate (1.5707963267949) translate (22.11cm 18.727cm)">
          <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1;p2" draw:style-name="Mgr3" draw:text-style-name="MP5" draw:layer="layout" svg:width="9.778cm" svg:height="5.115cm" svg:x="0cm" svg:y="11.402cm">
          <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2;p2" draw:style-name="Mgr3" draw:text-style-name="MP5" draw:layer="layout" svg:width="25.418cm" svg:height="5.308cm" draw:transform="rotate (-3.14159265358979) translate (25.4cm 1.885cm)">
          <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13;p2">
        <draw:custom-shape draw:name="Google Shape;14;p2" draw:style-name="Mgr4" draw:text-style-name="MP6" draw:layer="layout" svg:width="3.939cm" svg:height="0.741cm" svg:x="7.17cm" svg:y="13.651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15;p2" draw:style-name="Mgr4" draw:text-style-name="MP6" draw:layer="layout" svg:width="3.348cm" svg:height="0.609cm" svg:x="20.186cm" svg:y="13.716cm">
          <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6;p2" draw:style-name="Mgr4" draw:text-style-name="MP6" draw:layer="layout" svg:width="2.796cm" svg:height="0.509cm" svg:x="-0.815cm" svg:y="12.377cm">
          <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7;p2" draw:style-name="Mgr4" draw:text-style-name="MP6" draw:layer="layout" svg:width="5.06cm" svg:height="0.511cm" draw:transform="rotate (-3.14159265358979) translate (28.092cm 2.094cm)">
          <text:p/>
          <draw:enhanced-geometry draw:mirror-horizontal="true" draw:mirror-vertical="false" drawooo:sub-view-size="28680 2901" draw:text-areas="0 0 ?f0 ?f1" svg:viewBox="0 0 0 0" draw:type="ooxml-non-primitive" draw:enhanced-path="M 28679 1 L 2737 162 1 2900 28679 2751 28679 1 Z N">
            <draw:equation draw:name="f0" draw:formula="logwidth"/>
            <draw:equation draw:name="f1" draw:formula="logheight"/>
          </draw:enhanced-geometry>
        </draw:custom-shape>
        <draw:custom-shape draw:name="Google Shape;18;p2" draw:style-name="Mgr4" draw:text-style-name="MP6" draw:layer="layout" svg:width="3.939cm" svg:height="0.741cm" svg:x="-2.462cm" svg:y="0.84cm">
          <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g draw:name="Google Shape;19;p2">
        <draw:g draw:name="Google Shape;20;p2">
          <draw:custom-shape draw:name="Google Shape;21;p2" draw:style-name="Mgr5" draw:text-style-name="MP7" draw:layer="layout" svg:width="7.791cm" svg:height="4.27cm" svg:x="21.317cm" svg:y="12.377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2;p2" draw:style-name="Mgr5" draw:text-style-name="MP7" draw:layer="layout" svg:width="7.791cm" svg:height="4.27cm" svg:x="18.61cm" svg:y="13.059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23;p2">
          <draw:custom-shape draw:name="Google Shape;24;p2" draw:style-name="Mgr5" draw:text-style-name="MP7" draw:layer="layout" svg:width="12.485cm" svg:height="5.789cm" svg:x="-0.136cm" svg:y="12.789cm">
            <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25;p2" draw:style-name="Mgr5" draw:text-style-name="MP7" draw:layer="layout" svg:width="12.485cm" svg:height="5.789cm" svg:x="2.446cm" svg:y="12.789cm">
            <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custom-shape draw:name="Google Shape;26;p2" draw:style-name="Mgr5" draw:text-style-name="MP7" draw:layer="layout" svg:width="7.791cm" svg:height="4.27cm" draw:transform="rotate (-3.14159265358979) translate (5.877cm 1.011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7;p2" draw:style-name="Mgr5" draw:text-style-name="MP7" draw:layer="layout" svg:width="14.208cm" svg:height="8.381cm" draw:transform="rotate (-3.14159265358979) translate (27.766cm 1.668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28;p2" presentation:style-name="TITLE-title" draw:layer="backgroundobjects" svg:width="17.653cm" svg:height="4.472cm" svg:x="3.873cm" svg:y="3.97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TWO_5f_COLUMNS_5f_1" style:display-name="TITLE_AND_TWO_COLUMNS_1" style:page-layout-name="PM1" draw:style-name="Mdp1">
      <draw:g draw:name="Google Shape;411;p20">
        <draw:custom-shape draw:name="Google Shape;412;p20" draw:style-name="Mgr3" draw:text-style-name="MP5" draw:layer="layout" svg:width="14.208cm" svg:height="8.381cm" svg:x="-1.962cm" svg:y="12.789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13;p20" draw:style-name="Mgr3" draw:text-style-name="MP5" draw:layer="layout" svg:width="25.992cm" svg:height="5.241cm" draw:transform="rotate (-3.14159265358979) translate (25.432cm 0.995cm)">
          <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custom-shape draw:name="Google Shape;414;p20" draw:style-name="Mgr4" draw:text-style-name="MP6" draw:layer="backgroundobjects" svg:width="3.939cm" svg:height="0.741cm" svg:x="-2.838cm" svg:y="11.066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15;p20" draw:style-name="Mgr5" draw:text-style-name="MP7" draw:layer="backgroundobjects" svg:width="7.791cm" svg:height="4.27cm" svg:x="-2.305cm" svg:y="11.808cm">
        <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name="Google Shape;416;p20">
        <draw:g draw:name="Google Shape;417;p20">
          <draw:custom-shape draw:name="Google Shape;418;p20" draw:style-name="Mgr6" draw:text-style-name="MP8" draw:layer="layout" svg:width="8.4cm" svg:height="0.225cm" svg:x="22.233cm" svg:y="13.83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419;p20" draw:style-name="Mgr7" draw:text-style-name="MP9" draw:layer="layout" svg:width="0.126cm" svg:height="0.126cm" svg:x="22.107cm" svg:y="13.771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0;p20">
          <draw:custom-shape draw:name="Google Shape;421;p20" draw:style-name="Mgr6" draw:text-style-name="MP8" draw:layer="layout" svg:width="4.241cm" svg:height="0.001cm" svg:x="22.478cm" svg:y="12.746cm">
            <text:p/>
            <draw:enhanced-geometry draw:mirror-horizontal="true" draw:mirror-vertical="false" svg:viewBox="0 0 21600 21600" draw:type="mso-spt32" draw:enhanced-path="M 0 0 L 21600 21600 N"/>
          </draw:custom-shape>
          <draw:custom-shape draw:name="Google Shape;422;p20" draw:style-name="Mgr7" draw:text-style-name="MP9" draw:layer="layout" svg:width="0.126cm" svg:height="0.126cm" svg:x="22.369cm" svg:y="12.683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3;p20">
          <draw:custom-shape draw:name="Google Shape;424;p20" draw:style-name="Mgr6" draw:text-style-name="MP8" draw:layer="layout" svg:width="4.213cm" svg:height="0.325cm" svg:x="21.321cm" svg:y="13.234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425;p20" draw:style-name="Mgr7" draw:text-style-name="MP9" draw:layer="layout" svg:width="0.122cm" svg:height="0.122cm" svg:x="21.2cm" svg:y="13.489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26;p20">
          <draw:custom-shape draw:name="Google Shape;427;p20" draw:style-name="Mgr6" draw:text-style-name="MP8" draw:layer="layout" svg:width="8.25cm" svg:height="0.001cm" svg:x="23.766cm" svg:y="12.195cm">
            <text:p/>
            <draw:enhanced-geometry draw:mirror-horizontal="true" draw:mirror-vertical="false" svg:viewBox="0 0 21600 21600" draw:type="mso-spt32" draw:enhanced-path="M 0 0 L 21600 21600 N"/>
          </draw:custom-shape>
          <draw:custom-shape draw:name="Google Shape;428;p20" draw:style-name="Mgr7" draw:text-style-name="MP9" draw:layer="layout" svg:width="0.126cm" svg:height="0.126cm" svg:x="23.655cm" svg:y="12.13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draw:name="Google Shape;429;p20" presentation:style-name="TITLE_5f_AND_5f_TWO_5f_COLUMNS_5f_1-title" draw:layer="backgroundobjects" svg:width="21.399cm" svg:height="1.59cm" svg:x="2cm" svg:y="1.236cm" presentation:class="title" presentation:placeholder="true" presentation:user-transformed="true">
        <draw:text-box/>
      </draw:frame>
      <draw:frame presentation:style-name="TITLE_5f_AND_5f_TWO_5f_COLUMNS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31;p3">
        <draw:custom-shape draw:name="Google Shape;32;p3" draw:style-name="Mgr3" draw:text-style-name="MP5" draw:layer="layout" svg:width="25.818cm" svg:height="5.308cm" draw:transform="rotate (-3.14159265358979) translate (24.033cm 1.189cm)">
          <text:p/>
          <draw:enhanced-geometry draw:mirror-horizontal="fals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33;p3" draw:style-name="Mgr3" draw:text-style-name="MP5" draw:layer="layout" svg:width="9.778cm" svg:height="5.115cm" svg:x="17.373cm" svg:y="12.789cm">
          <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g draw:name="Google Shape;34;p3">
        <draw:custom-shape draw:name="Google Shape;35;p3" draw:style-name="Mgr4" draw:text-style-name="MP6" draw:layer="layout" svg:width="2.796cm" svg:height="0.509cm" draw:transform="rotate (-3.14159265358979) translate (14.357cm 14.333cm)">
          <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36;p3" draw:style-name="Mgr4" draw:text-style-name="MP6" draw:layer="layout" svg:width="3.939cm" svg:height="0.741cm" draw:transform="rotate (-3.14159265358979) translate (18.149cm 0.742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37;p3" draw:style-name="Mgr4" draw:text-style-name="MP6" draw:layer="layout" svg:width="5.06cm" svg:height="0.511cm" svg:x="-2.036cm" svg:y="12.014cm">
          <text:p/>
          <draw:enhanced-geometry draw:mirror-horizontal="true" draw:mirror-vertical="false" drawooo:sub-view-size="28680 2901" draw:text-areas="0 0 ?f0 ?f1" svg:viewBox="0 0 0 0" draw:type="ooxml-non-primitive" draw:enhanced-path="M 28679 1 L 2737 162 1 2900 28679 2751 28679 1 Z N">
            <draw:equation draw:name="f0" draw:formula="logwidth"/>
            <draw:equation draw:name="f1" draw:formula="logheight"/>
          </draw:enhanced-geometry>
        </draw:custom-shape>
      </draw:g>
      <draw:frame draw:name="Google Shape;38;p3" presentation:style-name="SECTION_5f_HEADER-title" draw:layer="backgroundobjects" svg:width="11.55cm" svg:height="4.197cm" svg:x="5.792cm" svg:y="4.347cm" presentation:class="title" presentation:placeholder="true" presentation:user-transformed="true">
        <draw:text-box/>
      </draw:frame>
      <draw:frame draw:name="Google Shape;39;p3" presentation:style-name="Mpr5" draw:text-style-name="MP11" draw:layer="backgroundobjects" svg:width="2.691cm" svg:height="4.197cm" svg:x="2.917cm" svg:y="4.347cm" presentation:class="title" presentation:user-transformed="true">
        <draw:text-box>
          <text:p text:style-name="MP10"><text:span text:style-name="MT1">xx%</text:span></text:p>
        </draw:text-box>
      </draw:frame>
      <draw:g draw:name="Google Shape;40;p3">
        <draw:custom-shape draw:name="Google Shape;41;p3" draw:style-name="Mgr5" draw:text-style-name="MP7" draw:layer="layout" svg:width="14.208cm" svg:height="8.381cm" draw:transform="rotate (-3.14159265358979) translate (27.285cm 2.168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2;p3" draw:style-name="Mgr5" draw:text-style-name="MP7" draw:layer="layout" svg:width="14.208cm" svg:height="8.381cm" svg:x="0cm" svg:y="12.405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g draw:name="Google Shape;43;p3">
        <draw:g draw:name="Google Shape;44;p3">
          <draw:custom-shape draw:name="Google Shape;45;p3" draw:style-name="Mgr6" draw:text-style-name="MP8" draw:layer="layout" svg:width="7.867cm" svg:height="0.567cm" svg:x="-3.734cm" svg:y="1.707cm">
            <text:p/>
            <draw:enhanced-geometry draw:mirror-horizontal="fals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46;p3" draw:style-name="Mgr7" draw:text-style-name="MP9" draw:layer="layout" svg:width="0.126cm" svg:height="0.126cm" svg:x="4.133cm" svg:y="2.2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7;p3">
          <draw:custom-shape draw:name="Google Shape;48;p3" draw:style-name="Mgr6" draw:text-style-name="MP8" draw:layer="layout" svg:width="8.25cm" svg:height="0.001cm" svg:x="-3.556cm" svg:y="2.696cm">
            <text:p/>
            <draw:enhanced-geometry draw:mirror-horizontal="false" draw:mirror-vertical="false" svg:viewBox="0 0 21600 21600" draw:type="mso-spt32" draw:enhanced-path="M 0 0 L 21600 21600 N"/>
          </draw:custom-shape>
          <draw:custom-shape draw:name="Google Shape;49;p3" draw:style-name="Mgr7" draw:text-style-name="MP9" draw:layer="layout" svg:width="0.126cm" svg:height="0.126cm" svg:x="4.68cm" svg:y="2.6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50;p3">
          <draw:custom-shape draw:name="Google Shape;51;p3" draw:style-name="Mgr7" draw:text-style-name="MP9" draw:layer="layout" svg:width="0.134cm" svg:height="0.134cm" svg:x="3.021cm" svg:y="1.8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p3" draw:style-name="Mgr6" draw:text-style-name="MP8" draw:layer="layout" svg:width="6.617cm" svg:height="0.451cm" svg:x="-3.596cm" svg:y="1.499cm">
            <text:p/>
            <draw:enhanced-geometry draw:mirror-horizontal="fals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g>
      </draw:g>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_5f_1_5f_1" style:display-name="TITLE_AND_TWO_COLUMNS_1_1" style:page-layout-name="PM1" draw:style-name="Mdp1">
      <draw:frame draw:name="Google Shape;435;p21" presentation:style-name="TITLE_5f_AND_5f_TWO_5f_COLUMNS_5f_1_5f_1-title" draw:layer="backgroundobjects" svg:width="21.399cm" svg:height="1.59cm" svg:x="2cm" svg:y="1.236cm" presentation:class="title" presentation:placeholder="true" presentation:user-transformed="true">
        <draw:text-box/>
      </draw:frame>
      <draw:g draw:name="Google Shape;438;p21">
        <draw:custom-shape draw:name="Google Shape;439;p21" draw:style-name="Mgr3" draw:text-style-name="MP5" draw:layer="layout" svg:width="7.791cm" svg:height="4.27cm" svg:x="18.434cm" svg:y="11.598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440;p21" draw:style-name="Mgr3" draw:text-style-name="MP5" draw:layer="layout" svg:width="25.992cm" svg:height="5.241cm" draw:transform="rotate (-3.14159265358979) translate (25.696cm 0.672cm)">
          <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custom-shape draw:name="Google Shape;441;p21" draw:style-name="Mgr4" draw:text-style-name="MP6" draw:layer="backgroundobjects" svg:width="2.796cm" svg:height="0.509cm" draw:transform="rotate (-3.14159265358979) translate (18.561cm 14.288cm)">
        <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name="Google Shape;442;p21">
        <draw:custom-shape draw:name="Google Shape;443;p21" draw:style-name="Mgr5" draw:text-style-name="MP7" draw:layer="layout" svg:width="14.208cm" svg:height="8.381cm" svg:x="14.952cm" svg:y="12.281cm">
          <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444;p21" draw:style-name="Mgr4" draw:text-style-name="MP6" draw:layer="layout" svg:width="3.939cm" svg:height="0.741cm" svg:x="-0.859cm" svg:y="-2.348cm">
          <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45;p21" draw:style-name="Mgr5" draw:text-style-name="MP7" draw:layer="layout" svg:width="7.791cm" svg:height="4.27cm" draw:transform="rotate (-3.14159265358979) translate (4.38cm 1.131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g draw:name="Google Shape;446;p21">
        <draw:g draw:name="Google Shape;447;p21">
          <draw:custom-shape draw:name="Google Shape;448;p21" draw:style-name="Mgr6" draw:text-style-name="MP8" draw:layer="layout" svg:width="4.241cm" svg:height="0.001cm" svg:x="-1.279cm" svg:y="12.947cm">
            <text:p/>
            <draw:enhanced-geometry draw:mirror-horizontal="false" draw:mirror-vertical="true" svg:viewBox="0 0 21600 21600" draw:type="mso-spt32" draw:enhanced-path="M 0 0 L 21600 21600 N"/>
          </draw:custom-shape>
          <draw:custom-shape draw:name="Google Shape;449;p21" draw:style-name="Mgr7" draw:text-style-name="MP9" draw:layer="layout" svg:width="0.126cm" svg:height="0.126cm" svg:x="2.947cm" svg:y="12.886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0;p21">
          <draw:custom-shape draw:name="Google Shape;451;p21" draw:style-name="Mgr6" draw:text-style-name="MP8" draw:layer="layout" svg:width="4.213cm" svg:height="0.325cm" svg:x="-2.214cm" svg:y="12.132cm">
            <text:p/>
            <draw:enhanced-geometry draw:mirror-horizontal="false" draw:mirror-vertical="tru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452;p21" draw:style-name="Mgr7" draw:text-style-name="MP9" draw:layer="layout" svg:width="0.122cm" svg:height="0.122cm" svg:x="2cm" svg:y="12.082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3;p21">
          <draw:custom-shape draw:name="Google Shape;454;p21" draw:style-name="Mgr6" draw:text-style-name="MP8" draw:layer="layout" svg:width="8.4cm" svg:height="0.225cm" svg:x="-3.025cm" svg:y="13.37cm">
            <text:p/>
            <draw:enhanced-geometry draw:mirror-horizontal="false" draw:mirror-vertical="tru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455;p21" draw:style-name="Mgr7" draw:text-style-name="MP9" draw:layer="layout" svg:width="0.126cm" svg:height="0.126cm" svg:x="5.376cm" svg:y="13.529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456;p21">
          <draw:custom-shape draw:name="Google Shape;457;p21" draw:style-name="Mgr6" draw:text-style-name="MP8" draw:layer="layout" svg:width="8.25cm" svg:height="0.001cm" svg:x="-3.654cm" svg:y="13.969cm">
            <text:p/>
            <draw:enhanced-geometry draw:mirror-horizontal="false" draw:mirror-vertical="true" svg:viewBox="0 0 21600 21600" draw:type="mso-spt32" draw:enhanced-path="M 0 0 L 21600 21600 N"/>
          </draw:custom-shape>
          <draw:custom-shape draw:name="Google Shape;458;p21" draw:style-name="Mgr7" draw:text-style-name="MP9" draw:layer="layout" svg:width="0.126cm" svg:height="0.126cm" svg:x="4.581cm" svg:y="13.908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frame presentation:style-name="TITLE_5f_AND_5f_TWO_5f_COLUMNS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title" draw:layer="backgroundobjects" svg:width="16.931cm" svg:height="9.524cm" svg:x="1.059cm" svg:y="1.93cm" presentation:class="page"/>
        <draw:frame presentation:style-name="TITLE_5f_AND_5f_TWO_5f_COLUMNS_5f_1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draw:g draw:name="Google Shape;138;p8">
        <draw:custom-shape draw:name="Google Shape;139;p8" draw:style-name="Mgr3" draw:text-style-name="MP5" draw:layer="layout" svg:width="9.778cm" svg:height="5.115cm" draw:transform="rotate (-3.14159265358979) translate (26.778cm 2.311cm)">
          <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40;p8" draw:style-name="Mgr3" draw:text-style-name="MP5" draw:layer="layout" svg:width="6.188cm" svg:height="3.236cm" draw:transform="rotate (-3.14159265358979) translate (6.189cm 3.008cm)">
          <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141;p8" draw:style-name="Mgr3" draw:text-style-name="MP5" draw:layer="layout" svg:width="25.818cm" svg:height="5.308cm" svg:x="0cm" svg:y="12.561cm">
          <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g>
      <draw:g draw:name="Google Shape;142;p8">
        <draw:g draw:name="Google Shape;143;p8">
          <draw:custom-shape draw:name="Google Shape;144;p8" draw:style-name="Mgr4" draw:text-style-name="MP6" draw:layer="layout" svg:width="2.796cm" svg:height="0.509cm" svg:x="6.953cm" svg:y="0cm">
            <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45;p8" draw:style-name="Mgr4" draw:text-style-name="MP6" draw:layer="layout" svg:width="3.422cm" svg:height="0.643cm" svg:x="19.08cm" svg:y="12.408cm">
            <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g draw:name="Google Shape;146;p8">
          <draw:custom-shape draw:name="Google Shape;147;p8" draw:style-name="Mgr4" draw:text-style-name="MP6" draw:layer="layout" svg:width="2.796cm" svg:height="0.509cm" svg:x="23.622cm" svg:y="0cm">
            <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148;p8" draw:style-name="Mgr4" draw:text-style-name="MP6" draw:layer="layout" svg:width="2.796cm" svg:height="0.509cm" svg:x="22.049cm" svg:y="0cm">
            <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g>
      <draw:g draw:name="Google Shape;149;p8">
        <draw:custom-shape draw:name="Google Shape;150;p8" draw:style-name="Mgr5" draw:text-style-name="MP7" draw:layer="layout" svg:width="14.208cm" svg:height="8.381cm" svg:x="16.722cm" svg:y="12.154cm">
          <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151;p8" draw:style-name="Mgr5" draw:text-style-name="MP7" draw:layer="layout" svg:width="14.208cm" svg:height="8.381cm" draw:transform="rotate (-3.14159265358979) translate (10.542cm 2.015cm)">
          <text:p/>
          <draw:enhanced-geometry draw:mirror-horizontal="tru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152;p8" draw:style-name="Mgr5" draw:text-style-name="MP7" draw:layer="layout" svg:width="9.778cm" svg:height="5.767cm" svg:x="-1.201cm" svg:y="13.867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frame draw:name="Google Shape;153;p8" presentation:style-name="MAIN_5f_POINT-title" draw:layer="backgroundobjects" svg:width="15.574cm" svg:height="5.194cm" svg:x="4.913cm" svg:y="4.546cm" presentation:class="title" presentation:placeholder="true" presentation:user-transformed="true">
        <draw:text-box/>
      </draw:frame>
      <draw:g draw:name="Google Shape;154;p8">
        <draw:g draw:name="Google Shape;155;p8">
          <draw:g draw:name="Google Shape;156;p8">
            <draw:custom-shape draw:name="Google Shape;157;p8" draw:style-name="Mgr6" draw:text-style-name="MP8" draw:layer="layout" svg:width="4.241cm" svg:height="0.001cm" svg:x="23.46cm" svg:y="4.531cm">
              <text:p/>
              <draw:enhanced-geometry draw:mirror-horizontal="true" draw:mirror-vertical="false" svg:viewBox="0 0 21600 21600" draw:type="mso-spt32" draw:enhanced-path="M 0 0 L 21600 21600 N"/>
            </draw:custom-shape>
            <draw:custom-shape draw:name="Google Shape;158;p8" draw:style-name="Mgr7" draw:text-style-name="MP9" draw:layer="layout" svg:width="0.126cm" svg:height="0.126cm" svg:x="23.351cm" svg:y="4.468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59;p8">
            <draw:custom-shape draw:name="Google Shape;160;p8" draw:style-name="Mgr6" draw:text-style-name="MP8" draw:layer="layout" svg:width="4.213cm" svg:height="0.325cm" svg:x="24.593cm" svg:y="4.833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161;p8" draw:style-name="Mgr7" draw:text-style-name="MP9" draw:layer="layout" svg:width="0.122cm" svg:height="0.122cm" svg:x="24.472cm" svg:y="5.088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2;p8">
            <draw:custom-shape draw:name="Google Shape;163;p8" draw:style-name="Mgr6" draw:text-style-name="MP8" draw:layer="layout" svg:width="8.4cm" svg:height="0.225cm" svg:x="22.256cm" svg:y="3.882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164;p8" draw:style-name="Mgr7" draw:text-style-name="MP9" draw:layer="layout" svg:width="0.126cm" svg:height="0.126cm" svg:x="22.129cm" svg:y="3.824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5;p8">
            <draw:custom-shape draw:name="Google Shape;166;p8" draw:style-name="Mgr6" draw:text-style-name="MP8" draw:layer="layout" svg:width="7.867cm" svg:height="0.567cm" svg:x="21.191cm" svg:y="2.637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167;p8" draw:style-name="Mgr7" draw:text-style-name="MP9" draw:layer="layout" svg:width="0.126cm" svg:height="0.126cm" svg:x="21.066cm" svg:y="3.132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68;p8">
            <draw:custom-shape draw:name="Google Shape;169;p8" draw:style-name="Mgr6" draw:text-style-name="MP8" draw:layer="layout" svg:width="6.617cm" svg:height="0.451cm" svg:x="22.44cm" svg:y="2.311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170;p8" draw:style-name="Mgr7" draw:text-style-name="MP9" draw:layer="layout" svg:width="0.134cm" svg:height="0.134cm" svg:x="22.307cm" svg:y="2.691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1;p8">
            <draw:custom-shape draw:name="Google Shape;172;p8" draw:style-name="Mgr6" draw:text-style-name="MP8" draw:layer="layout" svg:width="8.25cm" svg:height="0.001cm" svg:x="20.769cm" svg:y="3.509cm">
              <text:p/>
              <draw:enhanced-geometry draw:mirror-horizontal="true" draw:mirror-vertical="false" svg:viewBox="0 0 21600 21600" draw:type="mso-spt32" draw:enhanced-path="M 0 0 L 21600 21600 N"/>
            </draw:custom-shape>
            <draw:custom-shape draw:name="Google Shape;173;p8" draw:style-name="Mgr7" draw:text-style-name="MP9" draw:layer="layout" svg:width="0.126cm" svg:height="0.126cm" svg:x="20.657cm" svg:y="3.445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74;p8">
          <draw:g draw:name="Google Shape;175;p8">
            <draw:custom-shape draw:name="Google Shape;176;p8" draw:style-name="Mgr6" draw:text-style-name="MP8" draw:layer="layout" svg:width="8.4cm" svg:height="0.225cm" svg:x="-5.257cm" svg:y="12.183cm">
              <text:p/>
              <draw:enhanced-geometry draw:mirror-horizontal="fals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177;p8" draw:style-name="Mgr7" draw:text-style-name="MP9" draw:layer="layout" svg:width="0.126cm" svg:height="0.126cm" svg:x="3.144cm" svg:y="12.1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78;p8">
            <draw:g draw:name="Google Shape;179;p8">
              <draw:custom-shape draw:name="Google Shape;180;p8" draw:style-name="Mgr6" draw:text-style-name="MP8" draw:layer="layout" svg:width="4.241cm" svg:height="0.001cm" svg:x="-1.344cm" svg:y="11.311cm">
                <text:p/>
                <draw:enhanced-geometry draw:mirror-horizontal="false" draw:mirror-vertical="false" svg:viewBox="0 0 21600 21600" draw:type="mso-spt32" draw:enhanced-path="M 0 0 L 21600 21600 N"/>
              </draw:custom-shape>
              <draw:custom-shape draw:name="Google Shape;181;p8" draw:style-name="Mgr7" draw:text-style-name="MP9" draw:layer="layout" svg:width="0.126cm" svg:height="0.126cm" svg:x="2.882cm" svg:y="11.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2;p8">
              <draw:custom-shape draw:name="Google Shape;183;p8" draw:style-name="Mgr6" draw:text-style-name="MP8" draw:layer="layout" svg:width="4.213cm" svg:height="0.325cm" svg:x="-0.159cm" svg:y="11.587cm">
                <text:p/>
                <draw:enhanced-geometry draw:mirror-horizontal="fals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184;p8" draw:style-name="Mgr7" draw:text-style-name="MP9" draw:layer="layout" svg:width="0.122cm" svg:height="0.122cm" svg:x="4.054cm" svg:y="11.8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5;p8">
              <draw:custom-shape draw:name="Google Shape;186;p8" draw:style-name="Mgr6" draw:text-style-name="MP8" draw:layer="layout" svg:width="8.25cm" svg:height="0.001cm" svg:x="-4.099cm" svg:y="10.972cm">
                <text:p/>
                <draw:enhanced-geometry draw:mirror-horizontal="false" draw:mirror-vertical="false" svg:viewBox="0 0 21600 21600" draw:type="mso-spt32" draw:enhanced-path="M 0 0 L 21600 21600 N"/>
              </draw:custom-shape>
              <draw:custom-shape draw:name="Google Shape;187;p8" draw:style-name="Mgr7" draw:text-style-name="MP9" draw:layer="layout" svg:width="0.126cm" svg:height="0.126cm" svg:x="4.136cm" svg:y="10.9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1">
      <draw:g draw:name="Google Shape;262;p14">
        <draw:custom-shape draw:name="Google Shape;263;p14" draw:style-name="Mgr3" draw:text-style-name="MP5" draw:layer="layout" svg:width="6.188cm" svg:height="3.236cm" draw:transform="rotate (-3.14159265358979) translate (6.189cm 3.008cm)">
          <text:p/>
          <draw:enhanced-geometry draw:mirror-horizontal="tru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custom-shape draw:name="Google Shape;264;p14" draw:style-name="Mgr3" draw:text-style-name="MP5" draw:layer="layout" svg:width="25.818cm" svg:height="5.308cm" svg:x="0cm" svg:y="11.815cm">
          <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265;p14" draw:style-name="Mgr3" draw:text-style-name="MP5" draw:layer="layout" svg:width="9.778cm" svg:height="5.115cm" draw:transform="rotate (-3.14159265358979) translate (20.238cm 0.51cm)">
          <text:p/>
          <draw:enhanced-geometry draw:mirror-horizontal="false" draw:mirror-vertical="false" drawooo:sub-view-size="64958 33981" draw:text-areas="0 0 ?f0 ?f1" svg:viewBox="0 0 0 0" draw:type="ooxml-non-primitive" draw:enhanced-path="M 1 0 L 1 33831 64957 33980 64957 33980 30991 0 Z N">
            <draw:equation draw:name="f0" draw:formula="logwidth"/>
            <draw:equation draw:name="f1" draw:formula="logheight"/>
          </draw:enhanced-geometry>
        </draw:custom-shape>
      </draw:g>
      <draw:g draw:name="Google Shape;266;p14">
        <draw:custom-shape draw:name="Google Shape;267;p14" draw:style-name="Mgr4" draw:text-style-name="MP6" draw:layer="layout" svg:width="2.796cm" svg:height="0.509cm" svg:x="0.596cm" svg:y="0cm">
          <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268;p14" draw:style-name="Mgr4" draw:text-style-name="MP6" draw:layer="layout" svg:width="2.796cm" svg:height="0.509cm" svg:x="2.225cm" svg:y="0cm">
          <text:p/>
          <draw:enhanced-geometry draw:mirror-horizontal="tru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g>
      <draw:g draw:name="Google Shape;269;p14">
        <draw:custom-shape draw:name="Google Shape;270;p14" draw:style-name="Mgr4" draw:text-style-name="MP6" draw:layer="layout" svg:width="2.796cm" svg:height="0.509cm" svg:x="23.685cm" svg:y="1.244cm">
          <text:p/>
          <draw:enhanced-geometry draw:mirror-horizontal="false" draw:mirror-vertical="false" drawooo:sub-view-size="15848 2889" draw:text-areas="0 0 ?f0 ?f1" svg:viewBox="0 0 0 0" draw:type="ooxml-non-primitive" draw:enhanced-path="M 0 0 L 2889 2889 15847 2889 12959 0 Z N">
            <draw:equation draw:name="f0" draw:formula="logwidth"/>
            <draw:equation draw:name="f1" draw:formula="logheight"/>
          </draw:enhanced-geometry>
        </draw:custom-shape>
        <draw:custom-shape draw:name="Google Shape;271;p14" draw:style-name="Mgr4" draw:text-style-name="MP6" draw:layer="layout" svg:width="3.422cm" svg:height="0.643cm" svg:x="19.236cm" svg:y="13.643cm">
          <text:p/>
          <draw:enhanced-geometry draw:mirror-horizontal="tru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272;p14" draw:style-name="Mgr4" draw:text-style-name="MP6" draw:layer="layout" svg:width="3.422cm" svg:height="0.643cm" svg:x="-1.781cm" svg:y="12.56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frame draw:name="Google Shape;273;p14" presentation:style-name="BLANK_5f_1_5f_1-title" draw:layer="backgroundobjects" svg:width="17.511cm" svg:height="1.837cm" svg:x="3.944cm" svg:y="8.488cm" presentation:class="title" presentation:placeholder="true" presentation:user-transformed="true">
        <draw:text-box/>
      </draw:frame>
      <draw:g draw:name="Google Shape;275;p14">
        <draw:custom-shape draw:name="Google Shape;276;p14" draw:style-name="Mgr5" draw:text-style-name="MP7" draw:layer="layout" svg:width="8.276cm" svg:height="4.882cm" draw:transform="rotate (-3.14159265358979) translate (25.819cm 1.241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277;p14" draw:style-name="Mgr5" draw:text-style-name="MP7" draw:layer="layout" svg:width="9.778cm" svg:height="5.767cm" svg:x="0cm" svg:y="13.204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custom-shape draw:name="Google Shape;278;p14" draw:style-name="Mgr5" draw:text-style-name="MP7" draw:layer="layout" svg:width="7.791cm" svg:height="4.27cm" draw:transform="rotate (-3.14159265358979) translate (5.877cm 1.998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custom-shape draw:name="Google Shape;279;p14" draw:style-name="Mgr5" draw:text-style-name="MP7" draw:layer="layout" svg:width="7.791cm" svg:height="4.27cm" svg:x="19.236cm" svg:y="12.789cm">
          <text:p/>
          <draw:enhanced-geometry draw:mirror-horizontal="fals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0_5f_1" style:display-name="CUSTOM_10_1" style:page-layout-name="PM1" draw:style-name="Mdp1">
      <draw:g draw:name="Google Shape;366;p19">
        <draw:custom-shape draw:name="Google Shape;367;p19" draw:style-name="Mgr3" draw:text-style-name="MP5" draw:layer="layout" svg:width="37.134cm" svg:height="7.635cm" svg:x="-4.605cm" svg:y="12.304cm">
          <text:p/>
          <draw:enhanced-geometry draw:mirror-horizontal="true" draw:mirror-vertical="false" drawooo:sub-view-size="130200 26774" draw:text-areas="0 0 ?f0 ?f1" svg:viewBox="0 0 0 0" draw:type="ooxml-non-primitive" draw:enhanced-path="M 102561 0 L 88194 14370 66817 14370 52542 95 1 95 1 26774 130200 26774 130200 0 Z N">
            <draw:equation draw:name="f0" draw:formula="logwidth"/>
            <draw:equation draw:name="f1" draw:formula="logheight"/>
          </draw:enhanced-geometry>
        </draw:custom-shape>
        <draw:custom-shape draw:name="Google Shape;368;p19" draw:style-name="Mgr3" draw:text-style-name="MP5" draw:layer="layout" svg:width="11.155cm" svg:height="6.58cm" draw:transform="rotate (-3.14159265358979) translate (28.03cm 1.521cm)">
          <text:p/>
          <draw:enhanced-geometry draw:mirror-horizontal="false" draw:mirror-vertical="false" drawooo:sub-view-size="111617 65842" draw:text-areas="0 0 ?f0 ?f1" svg:viewBox="0 0 0 0" draw:type="ooxml-non-primitive" draw:enhanced-path="M 0 0 L 0 65842 111616 65842 111616 17621 97436 17621 85702 6053 52864 6053 46811 0 Z N">
            <draw:equation draw:name="f0" draw:formula="logwidth"/>
            <draw:equation draw:name="f1" draw:formula="logheight"/>
          </draw:enhanced-geometry>
        </draw:custom-shape>
      </draw:g>
      <draw:g draw:name="Google Shape;369;p19">
        <draw:g draw:name="Google Shape;370;p19">
          <draw:g draw:name="Google Shape;371;p19">
            <draw:custom-shape draw:name="Google Shape;372;p19" draw:style-name="Mgr6" draw:text-style-name="MP8" draw:layer="layout" svg:width="7.867cm" svg:height="0.567cm" svg:x="-3.602cm" svg:y="1.203cm">
              <text:p/>
              <draw:enhanced-geometry draw:mirror-horizontal="false" draw:mirror-vertical="tru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373;p19" draw:style-name="Mgr7" draw:text-style-name="MP9" draw:layer="layout" svg:width="0.126cm" svg:height="0.126cm" svg:x="4.265cm" svg:y="1.151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4;p19">
            <draw:custom-shape draw:name="Google Shape;375;p19" draw:style-name="Mgr6" draw:text-style-name="MP8" draw:layer="layout" svg:width="6.617cm" svg:height="0.451cm" svg:x="-3.465cm" svg:y="1.528cm">
              <text:p/>
              <draw:enhanced-geometry draw:mirror-horizontal="false" draw:mirror-vertical="tru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376;p19" draw:style-name="Mgr7" draw:text-style-name="MP9" draw:layer="layout" svg:width="0.134cm" svg:height="0.134cm" svg:x="3.153cm" svg:y="1.466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77;p19">
            <draw:custom-shape draw:name="Google Shape;378;p19" draw:style-name="Mgr6" draw:text-style-name="MP8" draw:layer="layout" svg:width="8.25cm" svg:height="0.001cm" svg:x="-3.424cm" svg:y="0.782cm">
              <text:p/>
              <draw:enhanced-geometry draw:mirror-horizontal="false" draw:mirror-vertical="true" svg:viewBox="0 0 21600 21600" draw:type="mso-spt32" draw:enhanced-path="M 0 0 L 21600 21600 N"/>
            </draw:custom-shape>
            <draw:custom-shape draw:name="Google Shape;379;p19" draw:style-name="Mgr7" draw:text-style-name="MP9" draw:layer="layout" svg:width="0.126cm" svg:height="0.126cm" svg:x="4.811cm" svg:y="0.72cm">
              <text:p/>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380;p19">
          <draw:g draw:name="Google Shape;381;p19">
            <draw:custom-shape draw:name="Google Shape;382;p19" draw:style-name="Mgr6" draw:text-style-name="MP8" draw:layer="layout" svg:width="4.241cm" svg:height="0.001cm" svg:x="22.479cm" svg:y="12.677cm">
              <text:p/>
              <draw:enhanced-geometry draw:mirror-horizontal="true" draw:mirror-vertical="false" svg:viewBox="0 0 21600 21600" draw:type="mso-spt32" draw:enhanced-path="M 0 0 L 21600 21600 N"/>
            </draw:custom-shape>
            <draw:custom-shape draw:name="Google Shape;383;p19" draw:style-name="Mgr7" draw:text-style-name="MP9" draw:layer="layout" svg:width="0.126cm" svg:height="0.126cm" svg:x="22.37cm" svg:y="12.614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4;p19">
            <draw:custom-shape draw:name="Google Shape;385;p19" draw:style-name="Mgr6" draw:text-style-name="MP8" draw:layer="layout" svg:width="4.213cm" svg:height="0.325cm" svg:x="23.612cm" svg:y="12.979cm">
              <text:p/>
              <draw:enhanced-geometry draw:mirror-horizontal="true" draw:mirror-vertical="false" drawooo:sub-view-size="77550 5994" draw:text-areas="0 0 ?f0 ?f1" svg:viewBox="0 0 0 0" draw:type="ooxml-non-primitive" draw:enhanced-path="M 0 0 L 59202 0 65196 5994 77550 5994 N">
                <draw:equation draw:name="f0" draw:formula="logwidth"/>
                <draw:equation draw:name="f1" draw:formula="logheight"/>
              </draw:enhanced-geometry>
            </draw:custom-shape>
            <draw:custom-shape draw:name="Google Shape;386;p19" draw:style-name="Mgr7" draw:text-style-name="MP9" draw:layer="layout" svg:width="0.122cm" svg:height="0.122cm" svg:x="23.491cm" svg:y="13.234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87;p19">
            <draw:custom-shape draw:name="Google Shape;388;p19" draw:style-name="Mgr6" draw:text-style-name="MP8" draw:layer="layout" svg:width="8.4cm" svg:height="0.225cm" svg:x="21.275cm" svg:y="12.028cm">
              <text:p/>
              <draw:enhanced-geometry draw:mirror-horizontal="true" draw:mirror-vertical="false" drawooo:sub-view-size="150207 4037" draw:text-areas="0 0 ?f0 ?f1" svg:viewBox="0 0 0 0" draw:type="ooxml-non-primitive" draw:enhanced-path="M 0 4037 L 83176 4037 87213 0 150207 0 N">
                <draw:equation draw:name="f0" draw:formula="logwidth"/>
                <draw:equation draw:name="f1" draw:formula="logheight"/>
              </draw:enhanced-geometry>
            </draw:custom-shape>
            <draw:custom-shape draw:name="Google Shape;389;p19" draw:style-name="Mgr7" draw:text-style-name="MP9" draw:layer="layout" svg:width="0.126cm" svg:height="0.126cm" svg:x="21.148cm" svg:y="11.97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0;p19">
            <draw:custom-shape draw:name="Google Shape;391;p19" draw:style-name="Mgr6" draw:text-style-name="MP8" draw:layer="layout" svg:width="7.867cm" svg:height="0.567cm" svg:x="20.21cm" svg:y="10.783cm">
              <text:p/>
              <draw:enhanced-geometry draw:mirror-horizontal="true" draw:mirror-vertical="false" drawooo:sub-view-size="140667 10153" draw:text-areas="0 0 ?f0 ?f1" svg:viewBox="0 0 0 0" draw:type="ooxml-non-primitive" draw:enhanced-path="M 0 0 L 67520 0 77673 10153 140667 10153 N">
                <draw:equation draw:name="f0" draw:formula="logwidth"/>
                <draw:equation draw:name="f1" draw:formula="logheight"/>
              </draw:enhanced-geometry>
            </draw:custom-shape>
            <draw:custom-shape draw:name="Google Shape;392;p19" draw:style-name="Mgr7" draw:text-style-name="MP9" draw:layer="layout" svg:width="0.126cm" svg:height="0.126cm" svg:x="20.085cm" svg:y="11.277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3;p19">
            <draw:custom-shape draw:name="Google Shape;394;p19" draw:style-name="Mgr6" draw:text-style-name="MP8" draw:layer="layout" svg:width="6.617cm" svg:height="0.451cm" svg:x="21.459cm" svg:y="10.457cm">
              <text:p/>
              <draw:enhanced-geometry draw:mirror-horizontal="true" draw:mirror-vertical="false" drawooo:sub-view-size="111066 7583" draw:text-areas="0 0 ?f0 ?f1" svg:viewBox="0 0 0 0" draw:type="ooxml-non-primitive" draw:enhanced-path="M 0 0 L 79263 0 86847 7583 111066 7583 N">
                <draw:equation draw:name="f0" draw:formula="logwidth"/>
                <draw:equation draw:name="f1" draw:formula="logheight"/>
              </draw:enhanced-geometry>
            </draw:custom-shape>
            <draw:custom-shape draw:name="Google Shape;395;p19" draw:style-name="Mgr7" draw:text-style-name="MP9" draw:layer="layout" svg:width="0.134cm" svg:height="0.134cm" svg:x="21.326cm" svg:y="10.837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396;p19">
            <draw:custom-shape draw:name="Google Shape;397;p19" draw:style-name="Mgr6" draw:text-style-name="MP8" draw:layer="layout" svg:width="8.25cm" svg:height="0.001cm" svg:x="19.788cm" svg:y="11.654cm">
              <text:p/>
              <draw:enhanced-geometry draw:mirror-horizontal="true" draw:mirror-vertical="false" svg:viewBox="0 0 21600 21600" draw:type="mso-spt32" draw:enhanced-path="M 0 0 L 21600 21600 N"/>
            </draw:custom-shape>
            <draw:custom-shape draw:name="Google Shape;398;p19" draw:style-name="Mgr7" draw:text-style-name="MP9" draw:layer="layout" svg:width="0.126cm" svg:height="0.126cm" svg:x="19.676cm" svg:y="11.591cm">
              <text:p/>
              <draw:enhanced-geometry draw:mirror-horizontal="tru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g draw:name="Google Shape;399;p19">
        <draw:custom-shape draw:name="Google Shape;400;p19" draw:style-name="Mgr5" draw:text-style-name="MP7" draw:layer="layout" svg:width="7.791cm" svg:height="4.27cm" draw:transform="rotate (-3.14159265358979) translate (27.313cm 2.506cm)">
          <text:p/>
          <draw:enhanced-geometry draw:mirror-horizontal="true" draw:mirror-vertical="false" drawooo:sub-view-size="87610 48014" draw:text-areas="0 0 ?f0 ?f1" svg:viewBox="0 0 0 0" draw:type="ooxml-non-primitive" draw:enhanced-path="M 41297 0 L 9329 31926 0 31926 0 48014 87610 48014 87610 0 Z N">
            <draw:equation draw:name="f0" draw:formula="logwidth"/>
            <draw:equation draw:name="f1" draw:formula="logheight"/>
          </draw:enhanced-geometry>
        </draw:custom-shape>
        <draw:g draw:name="Google Shape;401;p19">
          <draw:custom-shape draw:name="Google Shape;402;p19" draw:style-name="Mgr5" draw:text-style-name="MP7" draw:layer="layout" svg:width="9.046cm" svg:height="4.195cm" svg:x="-7.073cm" svg:y="12.304cm">
            <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custom-shape draw:name="Google Shape;403;p19" draw:style-name="Mgr5" draw:text-style-name="MP7" draw:layer="layout" svg:width="9.046cm" svg:height="4.195cm" svg:x="-4.598cm" svg:y="12.304cm">
            <text:p/>
            <draw:enhanced-geometry draw:mirror-horizontal="false" draw:mirror-vertical="false" drawooo:sub-view-size="101749 47185" draw:text-areas="0 0 ?f0 ?f1" svg:viewBox="0 0 0 0" draw:type="ooxml-non-primitive" draw:enhanced-path="M 0 1 L 0 47185 101748 47185 101748 31097 96897 31097 76166 10366 55269 10366 44904 1 Z N">
              <draw:equation draw:name="f0" draw:formula="logwidth"/>
              <draw:equation draw:name="f1" draw:formula="logheight"/>
            </draw:enhanced-geometry>
          </draw:custom-shape>
        </draw:g>
      </draw:g>
      <draw:g draw:name="Google Shape;404;p19">
        <draw:custom-shape draw:name="Google Shape;405;p19" draw:style-name="Mgr4" draw:text-style-name="MP6" draw:layer="layout" svg:width="3.939cm" svg:height="0.741cm" svg:x="24.162cm" svg:y="2.506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06;p19" draw:style-name="Mgr4" draw:text-style-name="MP6" draw:layer="layout" svg:width="2.901cm" svg:height="0.545cm" svg:x="16.942cm" svg:y="-0.03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custom-shape draw:name="Google Shape;407;p19" draw:style-name="Mgr4" draw:text-style-name="MP6" draw:layer="layout" svg:width="2.901cm" svg:height="0.545cm" svg:x="-0.783cm" svg:y="11.758cm">
          <text:p/>
          <draw:enhanced-geometry draw:mirror-horizontal="false" draw:mirror-vertical="false" drawooo:sub-view-size="22325 4203" draw:text-areas="0 0 ?f0 ?f1" svg:viewBox="0 0 0 0" draw:type="ooxml-non-primitive" draw:enhanced-path="M 0 0 L 4191 4191 22325 4202 18131 0 Z N">
            <draw:equation draw:name="f0" draw:formula="logwidth"/>
            <draw:equation draw:name="f1" draw:formula="logheight"/>
          </draw:enhanced-geometry>
        </draw:custom-shape>
      </draw:g>
      <draw:frame draw:name="Google Shape;408;p19" presentation:style-name="CUSTOM_5f_10_5f_1-title" draw:layer="backgroundobjects" svg:width="21.399cm" svg:height="1.59cm" svg:x="2cm" svg:y="1.236cm" presentation:class="title" presentation:placeholder="true" presentation:user-transformed="true">
        <draw:text-box/>
      </draw:frame>
      <presentation:notes style:page-layout-name="PM2">
        <draw:page-thumbnail presentation:style-name="CUSTOM_5f_10_5f_1-title" draw:layer="backgroundobjects" svg:width="16.931cm" svg:height="9.524cm" svg:x="1.059cm" svg:y="1.93cm" presentation:class="page"/>
        <draw:frame presentation:style-name="CUSTOM_5f_10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364"/>
    <meta:generator>LibreOfficeDev/6.0.5.2$Linux_X86_64 LibreOffice_project/</meta:generator>
  </office:meta>
</office:document-meta>
</file>